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9.3307in"/>
    </style:style>
    <style:style style:name="ro1" style:family="table-row">
      <style:table-row-properties style:row-height="0.16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font-name="Liberation Sans" fo:font-weight="normal" style:font-weight-asian="normal" style:font-weight-complex="normal"/>
    </style:style>
    <style:style style:name="ce3" style:family="table-cell" style:parent-style-name="Default"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6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0 Mod Name</text:p>
          </table:table-cell>
          <table:table-cell table:style-name="ce1" office:value-type="string" calcext:value-type="string">
            <text:p>1 Author</text:p>
          </table:table-cell>
          <table:table-cell table:style-name="ce1" office:value-type="string" calcext:value-type="string">
            <text:p>2 short name</text:p>
          </table:table-cell>
          <table:table-cell table:style-name="ce1" office:value-type="string" calcext:value-type="string">
            <text:p>3 tp2</text:p>
          </table:table-cell>
          <table:table-cell table:style-name="ce1" office:value-type="string" calcext:value-type="string">
            <text:p>4 soa file</text:p>
          </table:table-cell>
          <table:table-cell table:style-name="ce1" office:value-type="string" calcext:value-type="string">
            <text:p>5 SoA comp#</text:p>
          </table:table-cell>
          <table:table-cell table:style-name="ce1" office:value-type="string" calcext:value-type="string">
            <text:p>6 <text:s/>tob file</text:p>
          </table:table-cell>
          <table:table-cell table:style-name="ce1" office:value-type="string" calcext:value-type="string">
            <text:p>7 ToB comp#</text:p>
          </table:table-cell>
          <table:table-cell table:style-name="ce1" office:value-type="string" calcext:value-type="string">
            <text:p>8 RC SoA</text:p>
          </table:table-cell>
          <table:table-cell table:style-name="ce1" office:value-type="string" calcext:value-type="string">
            <text:p>9 RC ToB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06"/>
        </table:table-row>
        <table:table-row table:style-name="ro1">
          <table:table-cell/>
          <table:table-cell office:value-type="string" calcext:value-type="string">
            <text:p>Adrian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adrian</text:p>
          </table:table-cell>
          <table:table-cell/>
          <table:table-cell office:value-type="string" calcext:value-type="string">
            <text:p>rh#adr.dlg</text:p>
          </table:table-cell>
          <table:table-cell/>
          <table:table-cell office:value-type="string" calcext:value-type="string">
            <text:p>rh#ad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e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eon</text:p>
          </table:table-cell>
          <table:table-cell/>
          <table:table-cell office:value-type="string" calcext:value-type="string">
            <text:p>1xaeon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fu-Zuuvi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fuzuuvi</text:p>
          </table:table-cell>
          <table:table-cell/>
          <table:table-cell office:value-type="string" calcext:value-type="string">
            <text:p>l#afub.dlg</text:p>
          </table:table-cell>
          <table:table-cell/>
          <table:table-cell office:value-type="string" calcext:value-type="string">
            <text:p>l#afu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ajantis</text:p>
          </table:table-cell>
          <table:table-cell/>
          <table:table-cell office:value-type="string" calcext:value-type="string">
            <text:p>c#ajanb.dlg</text:p>
          </table:table-cell>
          <table:table-cell/>
          <table:table-cell office:value-type="string" calcext:value-type="string">
            <text:p>c#aja25b.dlg</text:p>
          </table:table-cell>
          <table:table-cell/>
          <table:table-cell office:value-type="string" calcext:value-type="string">
            <text:p>c#ajan</text:p>
          </table:table-cell>
          <table:table-cell office:value-type="string" calcext:value-type="string">
            <text:p>c#ajan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jantis-imp</text:p>
          </table:table-cell>
          <table:table-cell/>
          <table:table-cell office:value-type="string" calcext:value-type="string">
            <text:p>7xski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assa</text:p>
          </table:table-cell>
          <table:table-cell office:value-type="string" calcext:value-type="string">
            <text:p>SimDing0</text:p>
          </table:table-cell>
          <table:table-cell office:value-type="string" calcext:value-type="string">
            <text:p>alassa</text:p>
          </table:table-cell>
          <table:table-cell/>
          <table:table-cell office:value-type="string" calcext:value-type="string">
            <text:p>bd0alas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lison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allison</text:p>
          </table:table-cell>
          <table:table-cell/>
          <table:table-cell office:value-type="string" calcext:value-type="string">
            <text:p>r#allis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or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lora</text:p>
          </table:table-cell>
          <table:table-cell/>
          <table:table-cell office:value-type="string" calcext:value-type="string">
            <text:p>7xalora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ternatives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alternatives</text:p>
          </table:table-cell>
          <table:table-cell/>
          <table:table-cell office:value-type="string" calcext:value-type="string">
            <text:p>b!aste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mber</text:p>
          </table:table-cell>
          <table:table-cell office:value-type="string" calcext:value-type="string">
            <text:p>Meira &amp; Darios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bm#amber.dlg</text:p>
          </table:table-cell>
          <table:table-cell table:number-columns-repeated="3"/>
          <table:table-cell office:value-type="string" calcext:value-type="string">
            <text:p>m#ambe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gelo</text:p>
          </table:table-cell>
          <table:table-cell office:value-type="string" calcext:value-type="string">
            <text:p>Sister Vigilante, Kulyok</text:p>
          </table:table-cell>
          <table:table-cell office:value-type="string" calcext:value-type="string">
            <text:p>angelo</text:p>
          </table:table-cell>
          <table:table-cell/>
          <table:table-cell office:value-type="string" calcext:value-type="string">
            <text:p>badangel.dlg</text:p>
          </table:table-cell>
          <table:table-cell/>
          <table:table-cell office:value-type="string" calcext:value-type="string">
            <text:p>adang25.dlg</text:p>
          </table:table-cell>
          <table:table-cell/>
          <table:table-cell office:value-type="string" calcext:value-type="string">
            <text:p>adangel</text:p>
          </table:table-cell>
          <table:table-cell office:value-type="string" calcext:value-type="string">
            <text:p>adang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ran Whitehand</text:p>
          </table:table-cell>
          <table:table-cell office:value-type="string" calcext:value-type="string">
            <text:p>cmorgan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c-aranb.dlg</text:p>
          </table:table-cell>
          <table:table-cell/>
          <table:table-cell office:value-type="string" calcext:value-type="string">
            <text:p>c-arn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ath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arath</text:p>
          </table:table-cell>
          <table:table-cell/>
          <table:table-cell office:value-type="string" calcext:value-type="string">
            <text:p>blk#arat.dlg</text:p>
          </table:table-cell>
          <table:table-cell/>
          <table:table-cell office:value-type="string" calcext:value-type="string">
            <text:p>blk#ar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uren Asep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auren</text:p>
          </table:table-cell>
          <table:table-cell/>
          <table:table-cell office:value-type="string" calcext:value-type="string">
            <text:p>k#aurenb.dlg</text:p>
          </table:table-cell>
          <table:table-cell/>
          <table:table-cell office:value-type="string" calcext:value-type="string">
            <text:p>k#aur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zrael</text:p>
          </table:table-cell>
          <table:table-cell office:value-type="string" calcext:value-type="string">
            <text:p>Leutian</text:p>
          </table:table-cell>
          <table:table-cell office:value-type="string" calcext:value-type="string">
            <text:p>azrael</text:p>
          </table:table-cell>
          <table:table-cell/>
          <table:table-cell office:value-type="string" calcext:value-type="string">
            <text:p>m#azrael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aurin Legacy [Minyae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</text:p>
          </table:table-cell>
          <table:table-cell/>
          <table:table-cell office:value-type="string" calcext:value-type="string">
            <text:p>qi#mib.dlg</text:p>
          </table:table-cell>
          <table:table-cell/>
          <table:table-cell office:value-type="string" calcext:value-type="string">
            <text:p>qi#m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eaurin Legacy [Hidden NPC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-hidden</text:p>
          </table:table-cell>
          <table:table-cell/>
          <table:table-cell office:value-type="string" calcext:value-type="string">
            <text:p>qi#elab.dlg</text:p>
          </table:table-cell>
          <table:table-cell/>
          <table:table-cell office:value-type="string" calcext:value-type="string">
            <text:p>qi#e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iddekelora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biddekelorak</text:p>
          </table:table-cell>
          <table:table-cell/>
          <table:table-cell office:value-type="string" calcext:value-type="string">
            <text:p>bbidde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branwen</text:p>
          </table:table-cell>
          <table:table-cell/>
          <table:table-cell office:value-type="string" calcext:value-type="string">
            <text:p>o#bbran.dlg</text:p>
          </table:table-cell>
          <table:table-cell/>
          <table:table-cell office:value-type="string" calcext:value-type="string">
            <text:p>o#bbr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branwen-imp</text:p>
          </table:table-cell>
          <table:table-cell/>
          <table:table-cell office:value-type="string" calcext:value-type="string">
            <text:p>7xbran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loe</text:p>
          </table:table-cell>
          <table:table-cell office:value-type="string" calcext:value-type="string">
            <text:p>Lucythebeast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chloe.bcs</text:p>
          </table:table-cell>
          <table:table-cell table:number-columns-repeated="3"/>
          <table:table-cell office:value-type="string" calcext:value-type="string">
            <text:p>chlo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coran</text:p>
          </table:table-cell>
          <table:table-cell/>
          <table:table-cell office:value-type="string" calcext:value-type="string">
            <text:p>o#coran.dlg</text:p>
          </table:table-cell>
          <table:table-cell/>
          <table:table-cell office:value-type="string" calcext:value-type="string">
            <text:p>bo#cor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coran-imp</text:p>
          </table:table-cell>
          <table:table-cell/>
          <table:table-cell office:value-type="string" calcext:value-type="string">
            <text:p>b7xcoran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thala Romantique</text:p>
          </table:table-cell>
          <table:table-cell office:value-type="string" calcext:value-type="string">
            <text:p>Domi, Beyshaliban, Caetlyn, Meira, jastey</text:p>
          </table:table-cell>
          <table:table-cell office:value-type="string" calcext:value-type="string">
            <text:p>corthala-romantique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valygar</text:p>
          </table:table-cell>
          <table:table-cell office:value-type="string" calcext:value-type="string">
            <text:p>VALY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ace</text:p>
          </table:table-cell>
          <table:table-cell office:value-type="string" calcext:value-type="string">
            <text:p>Tess Grey</text:p>
          </table:table-cell>
          <table:table-cell office:value-type="string" calcext:value-type="string">
            <text:p>dace</text:p>
          </table:table-cell>
          <table:table-cell/>
          <table:table-cell office:value-type="string" calcext:value-type="string">
            <text:p>t#dace.dlg</text:p>
          </table:table-cell>
          <table:table-cell/>
          <table:table-cell office:value-type="string" calcext:value-type="string">
            <text:p>t#dac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arian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darian</text:p>
          </table:table-cell>
          <table:table-cell/>
          <table:table-cell office:value-type="string" calcext:value-type="string">
            <text:p>t1dar.dlg</text:p>
          </table:table-cell>
          <table:table-cell table:number-columns-repeated="3"/>
          <table:table-cell office:value-type="string" calcext:value-type="string">
            <text:p>t1dar</text:p>
          </table:table-cell>
          <table:table-cell office:value-type="string" calcext:value-type="string">
            <text:p>t1dar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eek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deekin</text:p>
          </table:table-cell>
          <table:table-cell/>
          <table:table-cell office:value-type="string" calcext:value-type="string">
            <text:p>bdeekin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varadim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varadime</text:p>
          </table:table-cell>
          <table:table-cell/>
          <table:table-cell office:value-type="string" calcext:value-type="string">
            <text:p>l#dvab.dlg</text:p>
          </table:table-cell>
          <table:table-cell/>
          <table:table-cell office:value-type="string" calcext:value-type="string">
            <text:p>l#dv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ddar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ddard</text:p>
          </table:table-cell>
          <table:table-cell/>
          <table:table-cell office:value-type="string" calcext:value-type="string">
            <text:p>l#2edb.dlg</text:p>
          </table:table-cell>
          <table:table-cell/>
          <table:table-cell office:value-type="string" calcext:value-type="string">
            <text:p>l#2ed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dwin Romance</text:p>
          </table:table-cell>
          <table:table-cell office:value-type="string" calcext:value-type="string">
            <text:p>Laufey</text:p>
          </table:table-cell>
          <table:table-cell office:value-type="string" calcext:value-type="string">
            <text:p>edwinromance</text:p>
          </table:table-cell>
          <table:table-cell/>
          <table:table-cell office:value-type="string" calcext:value-type="string">
            <text:p>lichring.itm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Eilistaree's Song 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ilistraee</text:p>
          </table:table-cell>
          <table:table-cell/>
          <table:table-cell table:style-name="ce4" office:value-type="string" calcext:value-type="string">
            <text:p>esxmh.dlg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doth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eldoth</text:p>
          </table:table-cell>
          <table:table-cell/>
          <table:table-cell office:value-type="string" calcext:value-type="string">
            <text:p>b7xeldo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Mistress Elysia, Silmarien, Lava Del'Vortel, Kai of Candlekeep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be3fade.dlg</text:p>
          </table:table-cell>
          <table:table-cell/>
          <table:table-cell office:value-type="string" calcext:value-type="string">
            <text:p>be3fad25.dlg</text:p>
          </table:table-cell>
          <table:table-cell/>
          <table:table-cell office:value-type="string" calcext:value-type="string">
            <text:p>e3fade</text:p>
          </table:table-cell>
          <table:table-cell office:value-type="string" calcext:value-type="string">
            <text:p>e3fade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aldorn</text:p>
          </table:table-cell>
          <table:table-cell/>
          <table:table-cell office:value-type="string" calcext:value-type="string">
            <text:p>l#falb.dlg</text:p>
          </table:table-cell>
          <table:table-cell/>
          <table:table-cell office:value-type="string" calcext:value-type="string">
            <text:p>l#fal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faldorn-imp</text:p>
          </table:table-cell>
          <table:table-cell/>
          <table:table-cell office:value-type="string" calcext:value-type="string">
            <text:p>7xfald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ren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faren</text:p>
          </table:table-cell>
          <table:table-cell/>
          <table:table-cell office:value-type="string" calcext:value-type="string">
            <text:p>fhfrn.dlg</text:p>
          </table:table-cell>
          <table:table-cell/>
          <table:table-cell office:value-type="string" calcext:value-type="string">
            <text:p>bfhf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haug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haugy</text:p>
          </table:table-cell>
          <table:table-cell/>
          <table:table-cell office:value-type="string" calcext:value-type="string">
            <text:p>l#fhab.dlg</text:p>
          </table:table-cell>
          <table:table-cell/>
          <table:table-cell office:value-type="string" calcext:value-type="string">
            <text:p>l#fh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oundling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oundling</text:p>
          </table:table-cell>
          <table:table-cell/>
          <table:table-cell office:value-type="string" calcext:value-type="string">
            <text:p>l#foub.dlg</text:p>
          </table:table-cell>
          <table:table-cell/>
          <table:table-cell office:value-type="string" calcext:value-type="string">
            <text:p>l#fou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yalva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yalvara</text:p>
          </table:table-cell>
          <table:table-cell/>
          <table:table-cell office:value-type="string" calcext:value-type="string">
            <text:p>l#fyab.dlg</text:p>
          </table:table-cell>
          <table:table-cell/>
          <table:table-cell office:value-type="string" calcext:value-type="string">
            <text:p>l#fy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ahesh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gahesh</text:p>
          </table:table-cell>
          <table:table-cell/>
          <table:table-cell office:value-type="string" calcext:value-type="string">
            <text:p>g1gaheb.dlg</text:p>
          </table:table-cell>
          <table:table-cell/>
          <table:table-cell office:value-type="string" calcext:value-type="string">
            <text:p>g1ga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arr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garrick</text:p>
          </table:table-cell>
          <table:table-cell/>
          <table:table-cell office:value-type="string" calcext:value-type="string">
            <text:p>b7xga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vin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gavin</text:p>
          </table:table-cell>
          <table:table-cell/>
          <table:table-cell office:value-type="string" calcext:value-type="string">
            <text:p>b!gavj.dlg</text:p>
          </table:table-cell>
          <table:table-cell/>
          <table:table-cell office:value-type="string" calcext:value-type="string">
            <text:p>b!gav25j.dlg</text:p>
          </table:table-cell>
          <table:table-cell/>
          <table:table-cell office:value-type="string" calcext:value-type="string">
            <text:p>b!gavs</text:p>
          </table:table-cell>
          <table:table-cell office:value-type="string" calcext:value-type="string">
            <text:p>b!gav25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oo</text:p>
          </table:table-cell>
          <table:table-cell office:value-type="string" calcext:value-type="string">
            <text:p>Ghreyfain</text:p>
          </table:table-cell>
          <table:table-cell office:value-type="string" calcext:value-type="string">
            <text:p>goo</text:p>
          </table:table-cell>
          <table:table-cell/>
          <table:table-cell office:value-type="string" calcext:value-type="string">
            <text:p>bj#goo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er’Dalis Romance</text:p>
          </table:table-cell>
          <table:table-cell office:value-type="string" calcext:value-type="string">
            <text:p>Aeryn</text:p>
          </table:table-cell>
          <table:table-cell office:value-type="string" calcext:value-type="string">
            <text:p>haerdalis</text:p>
          </table:table-cell>
          <table:table-cell office:value-type="string" calcext:value-type="string">
            <text:p>haerdalisromance/haerdalis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ldamir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aldamir</text:p>
          </table:table-cell>
          <table:table-cell/>
          <table:table-cell office:value-type="string" calcext:value-type="string">
            <text:p>b!halj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pherna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ephernaan</text:p>
          </table:table-cell>
          <table:table-cell/>
          <table:table-cell office:value-type="string" calcext:value-type="string">
            <text:p>l#hphb.dlg</text:p>
          </table:table-cell>
          <table:table-cell/>
          <table:table-cell office:value-type="string" calcext:value-type="string">
            <text:p>l#hp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meward Bound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omeward</text:p>
          </table:table-cell>
          <table:table-cell/>
          <table:table-cell office:value-type="string" calcext:value-type="string">
            <text:p>b!ruby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race</text:p>
          </table:table-cell>
          <table:table-cell office:value-type="string" calcext:value-type="string">
            <text:p>Seifer</text:p>
          </table:table-cell>
          <table:table-cell office:value-type="string" calcext:value-type="string">
            <text:p>horace</text:p>
          </table:table-cell>
          <table:table-cell/>
          <table:table-cell office:value-type="string" calcext:value-type="string">
            <text:p>bhorace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belpot</text:p>
          </table:table-cell>
          <table:table-cell office:value-type="string" calcext:value-type="string">
            <text:p>BobTokyo &amp; SConrad</text:p>
          </table:table-cell>
          <table:table-cell office:value-type="string" calcext:value-type="string">
            <text:p>hubelpot</text:p>
          </table:table-cell>
          <table:table-cell/>
          <table:table-cell office:value-type="string" calcext:value-type="string">
            <text:p>bsc#hub.dlg</text:p>
          </table:table-cell>
          <table:table-cell/>
          <table:table-cell office:value-type="string" calcext:value-type="string">
            <text:p>bsc#hu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Imoen Romance</text:p>
          </table:table-cell>
          <table:table-cell office:value-type="string" calcext:value-type="string">
            <text:p>Lord Mirrabo</text:p>
          </table:table-cell>
          <table:table-cell office:value-type="string" calcext:value-type="string">
            <text:p>imoen-romance</text:p>
          </table:table-cell>
          <table:table-cell/>
          <table:table-cell office:value-type="string" calcext:value-type="string">
            <text:p>imdream.cre</text:p>
          </table:table-cell>
          <table:table-cell table:number-columns-repeated="3"/>
          <table:table-cell office:value-type="string" calcext:value-type="string">
            <text:p>imoen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sra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isra</text:p>
          </table:table-cell>
          <table:table-cell/>
          <table:table-cell office:value-type="string" calcext:value-type="string">
            <text:p>brh#isr.dlg</text:p>
          </table:table-cell>
          <table:table-cell/>
          <table:table-cell office:value-type="string" calcext:value-type="string">
            <text:p>rh#is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Iylos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iylos</text:p>
          </table:table-cell>
          <table:table-cell table:number-columns-repeated="3"/>
          <table:table-cell office:value-type="string" calcext:value-type="string">
            <text:p>blk#iyl.dlg</text:p>
          </table:table-cell>
          <table:table-cell table:number-columns-repeated="3"/>
          <table:table-cell office:value-type="string" calcext:value-type="string">
            <text:p>Had banters with Auren and Nathaniel that weren’t being compile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Juniper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juniper</text:p>
          </table:table-cell>
          <table:table-cell table:number-columns-repeated="3"/>
          <table:table-cell office:value-type="string" calcext:value-type="string">
            <text:p>l#jn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aga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again</text:p>
          </table:table-cell>
          <table:table-cell/>
          <table:table-cell office:value-type="string" calcext:value-type="string">
            <text:p>7xkaga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ari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kari</text:p>
          </table:table-cell>
          <table:table-cell/>
          <table:table-cell office:value-type="string" calcext:value-type="string">
            <text:p>bmgkari.dlg</text:p>
          </table:table-cell>
          <table:table-cell/>
          <table:table-cell office:value-type="string" calcext:value-type="string">
            <text:p>bmgk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eldorn Romance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keldorn-romance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keldorn</text:p>
          </table:table-cell>
          <table:table-cell office:value-type="string" calcext:value-type="string">
            <text:p>keld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Kelsey</text:p>
          </table:table-cell>
          <table:table-cell office:value-type="string" calcext:value-type="string">
            <text:p>jcompton, Ghreyfain</text:p>
          </table:table-cell>
          <table:table-cell office:value-type="string" calcext:value-type="string">
            <text:p>kelsey</text:p>
          </table:table-cell>
          <table:table-cell/>
          <table:table-cell office:value-type="string" calcext:value-type="string">
            <text:p>bj#klsy.dlg</text:p>
          </table:table-cell>
          <table:table-cell/>
          <table:table-cell office:value-type="string" calcext:value-type="string">
            <text:p>j#klsy25.dlg</text:p>
          </table:table-cell>
          <table:table-cell/>
          <table:table-cell office:value-type="string" calcext:value-type="string">
            <text:p>j#klsy</text:p>
          </table:table-cell>
          <table:table-cell office:value-type="string" calcext:value-type="string">
            <text:p>j#klsy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Keto</text:p>
          </table:table-cell>
          <table:table-cell office:value-type="string" calcext:value-type="string">
            <text:p>Blue, Bons, jcompton, and friends</text:p>
          </table:table-cell>
          <table:table-cell office:value-type="string" calcext:value-type="string">
            <text:p>keto</text:p>
          </table:table-cell>
          <table:table-cell/>
          <table:table-cell office:value-type="string" calcext:value-type="string">
            <text:p>fwketo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hali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khalid</text:p>
          </table:table-cell>
          <table:table-cell/>
          <table:table-cell office:value-type="string" calcext:value-type="string">
            <text:p>l#khab.dlg</text:p>
          </table:table-cell>
          <table:table-cell/>
          <table:table-cell office:value-type="string" calcext:value-type="string">
            <text:p>l#kh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ara-Zaiya</text:p>
          </table:table-cell>
          <table:table-cell table:style-name="ce4" office:value-type="string" calcext:value-type="string">
            <text:p>Alan M.C., Seifer and Jesara </text:p>
          </table:table-cell>
          <table:table-cell office:value-type="string" calcext:value-type="string">
            <text:p>kiara</text:p>
          </table:table-cell>
          <table:table-cell/>
          <table:table-cell office:value-type="string" calcext:value-type="string">
            <text:p>bkiar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do</text:p>
          </table:table-cell>
          <table:table-cell office:value-type="string" calcext:value-type="string">
            <text:p>Deathsangel</text:p>
          </table:table-cell>
          <table:table-cell office:value-type="string" calcext:value-type="string">
            <text:p>kido</text:p>
          </table:table-cell>
          <table:table-cell/>
          <table:table-cell office:value-type="string" calcext:value-type="string">
            <text:p>mwbkid.dlg</text:p>
          </table:table-cell>
          <table:table-cell/>
          <table:table-cell office:value-type="string" calcext:value-type="string">
            <text:p>mwbkid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ndre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kindrek</text:p>
          </table:table-cell>
          <table:table-cell/>
          <table:table-cell office:value-type="string" calcext:value-type="string">
            <text:p>bkindrek.dlg</text:p>
          </table:table-cell>
          <table:table-cell/>
          <table:table-cell office:value-type="string" calcext:value-type="string">
            <text:p>kindre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tanya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kitanya</text:p>
          </table:table-cell>
          <table:table-cell/>
          <table:table-cell office:value-type="string" calcext:value-type="string">
            <text:p>r#kit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van and Deheriana Companions for BG2</text:p>
          </table:table-cell>
          <table:table-cell office:value-type="string" calcext:value-type="string">
            <text:p>Domi</text:p>
          </table:table-cell>
          <table:table-cell office:value-type="string" calcext:value-type="string">
            <text:p>kivan</text:p>
          </table:table-cell>
          <table:table-cell/>
          <table:table-cell office:value-type="string" calcext:value-type="string">
            <text:p>p#kivan.dlg</text:p>
          </table:table-cell>
          <table:table-cell/>
          <table:table-cell office:value-type="string" calcext:value-type="string">
            <text:p>bp#kiv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v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ivan-imp</text:p>
          </table:table-cell>
          <table:table-cell/>
          <table:table-cell office:value-type="string" calcext:value-type="string">
            <text:p>7xkiva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hann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hannd</text:p>
          </table:table-cell>
          <table:table-cell/>
          <table:table-cell office:value-type="string" calcext:value-type="string">
            <text:p>l#lhab.dlg</text:p>
          </table:table-cell>
          <table:table-cell/>
          <table:table-cell office:value-type="string" calcext:value-type="string">
            <text:p>l#lh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nger Road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longer-road</text:p>
          </table:table-cell>
          <table:table-cell table:number-columns-repeated="3"/>
          <table:table-cell office:value-type="string" calcext:value-type="string">
            <text:p>bjonel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he Luxley Family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luxleys</text:p>
          </table:table-cell>
          <table:table-cell/>
          <table:table-cell office:value-type="string" calcext:value-type="string">
            <text:p>bfhlse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ntaro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montaron</text:p>
          </table:table-cell>
          <table:table-cell/>
          <table:table-cell office:value-type="string" calcext:value-type="string">
            <text:p>7xmont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lia Romance</text:p>
          </table:table-cell>
          <table:table-cell office:value-type="string" calcext:value-type="string">
            <text:p>Arnel</text:p>
          </table:table-cell>
          <table:table-cell office:value-type="string" calcext:value-type="string">
            <text:p>nalia-arnel</text:p>
          </table:table-cell>
          <table:table-cell/>
          <table:table-cell office:value-type="string" calcext:value-type="string">
            <text:p>nalbdy.itm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’Arnise Romance</text:p>
          </table:table-cell>
          <table:table-cell office:value-type="string" calcext:value-type="string">
            <text:p>jcompton, Kulyok</text:p>
          </table:table-cell>
          <table:table-cell office:value-type="string" calcext:value-type="string">
            <text:p>nalia-ppg</text:p>
          </table:table-cell>
          <table:table-cell/>
          <table:table-cell office:value-type="string" calcext:value-type="string">
            <text:p>pgnalbeg.cre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office:value-type="string" calcext:value-type="string">
            <text:p>nalia25</text:p>
          </table:table-cell>
          <table:table-cell office:value-type="string" calcext:value-type="string">
            <text:p>Adds romance conflict scripting to Nalia ToB, despite not having ToB conten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athaniel</text:p>
          </table:table-cell>
          <table:table-cell office:value-type="string" calcext:value-type="string">
            <text:p>Miss_Sakaki</text:p>
          </table:table-cell>
          <table:table-cell office:value-type="string" calcext:value-type="string">
            <text:p>nathaniel</text:p>
          </table:table-cell>
          <table:table-cell/>
          <table:table-cell office:value-type="string" calcext:value-type="string">
            <text:p>bfhnat.dlg</text:p>
          </table:table-cell>
          <table:table-cell/>
          <table:table-cell office:value-type="string" calcext:value-type="string">
            <text:p>bfhnat25.dlg</text:p>
          </table:table-cell>
          <table:table-cell/>
          <table:table-cell office:value-type="string" calcext:value-type="string">
            <text:p>fhnat</text:p>
          </table:table-cell>
          <table:table-cell office:value-type="string" calcext:value-type="string">
            <text:p>fhnat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eh’taniel</text:p>
          </table:table-cell>
          <table:table-cell office:value-type="string" calcext:value-type="string">
            <text:p>Kitanna</text:p>
          </table:table-cell>
          <table:table-cell office:value-type="string" calcext:value-type="string">
            <text:p>nehtaniel</text:p>
          </table:table-cell>
          <table:table-cell/>
          <table:table-cell office:value-type="string" calcext:value-type="string">
            <text:p>sk#neht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phele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nephele</text:p>
          </table:table-cell>
          <table:table-cell/>
          <table:table-cell office:value-type="string" calcext:value-type="string">
            <text:p>lk#neph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nde</text:p>
          </table:table-cell>
          <table:table-cell office:value-type="string" calcext:value-type="string">
            <text:p>Deva, K'aeloree and Rhaella</text:p>
          </table:table-cell>
          <table:table-cell office:value-type="string" calcext:value-type="string">
            <text:p>ninde</text:p>
          </table:table-cell>
          <table:table-cell/>
          <table:table-cell office:value-type="string" calcext:value-type="string">
            <text:p>lk#nind.dlg</text:p>
          </table:table-cell>
          <table:table-cell/>
          <table:table-cell office:value-type="string" calcext:value-type="string">
            <text:p>lk#ni25.dlg</text:p>
          </table:table-cell>
          <table:table-cell/>
          <table:table-cell office:value-type="string" calcext:value-type="string">
            <text:p>lk#nins</text:p>
          </table:table-cell>
          <table:table-cell office:value-type="string" calcext:value-type="string">
            <text:p>lk#ni25</text:p>
          </table:table-cell>
          <table:table-cell office:value-type="string" calcext:value-type="string">
            <text:p>Had conflict script, but was not being applie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i’N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paina</text:p>
          </table:table-cell>
          <table:table-cell/>
          <table:table-cell office:value-type="string" calcext:value-type="string">
            <text:p>bc0pain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ts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petsy</text:p>
          </table:table-cell>
          <table:table-cell/>
          <table:table-cell office:value-type="string" calcext:value-type="string">
            <text:p>l3petsyb.dlg</text:p>
          </table:table-cell>
          <table:table-cell/>
          <table:table-cell office:value-type="string" calcext:value-type="string">
            <text:p>l3pet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quayle</text:p>
          </table:table-cell>
          <table:table-cell/>
          <table:table-cell office:value-type="string" calcext:value-type="string">
            <text:p>1xquayb.dlg</text:p>
          </table:table-cell>
          <table:table-cell/>
          <table:table-cell office:value-type="string" calcext:value-type="string">
            <text:p>1xqu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quayle-imp</text:p>
          </table:table-cell>
          <table:table-cell/>
          <table:table-cell office:value-type="string" calcext:value-type="string">
            <text:p>7xqua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erileth</text:p>
          </table:table-cell>
          <table:table-cell office:value-type="string" calcext:value-type="string">
            <text:p>Sillara and Nethrin</text:p>
          </table:table-cell>
          <table:table-cell office:value-type="string" calcext:value-type="string">
            <text:p>saerilith</text:p>
          </table:table-cell>
          <table:table-cell/>
          <table:table-cell office:value-type="string" calcext:value-type="string">
            <text:p>bsaerile.dlg</text:p>
          </table:table-cell>
          <table:table-cell/>
          <table:table-cell office:value-type="string" calcext:value-type="string">
            <text:p>saeril25.dlg</text:p>
          </table:table-cell>
          <table:table-cell/>
          <table:table-cell office:value-type="string" calcext:value-type="string">
            <text:p>saerilet</text:p>
          </table:table-cell>
          <table:table-cell office:value-type="string" calcext:value-type="string">
            <text:p>saeril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afan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afana</text:p>
          </table:table-cell>
          <table:table-cell/>
          <table:table-cell office:value-type="string" calcext:value-type="string">
            <text:p>b7xsaf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ra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k#sarah.dlg</text:p>
          </table:table-cell>
          <table:table-cell table:number-columns-repeated="3"/>
          <table:table-cell office:value-type="string" calcext:value-type="string">
            <text:p>k#sarah</text:p>
          </table:table-cell>
          <table:table-cell office:value-type="string" calcext:value-type="string">
            <text:p>k#sara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ellswords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sellswords</text:p>
          </table:table-cell>
          <table:table-cell/>
          <table:table-cell table:style-name="ce4" office:value-type="string" calcext:value-type="string">
            <text:p>o#llkimm.dlg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har-Teel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harteel</text:p>
          </table:table-cell>
          <table:table-cell/>
          <table:table-cell office:value-type="string" calcext:value-type="string">
            <text:p>b7xsha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lver Star</text:p>
          </table:table-cell>
          <table:table-cell office:value-type="string" calcext:value-type="string">
            <text:p>Davide Carta and Seifer</text:p>
          </table:table-cell>
          <table:table-cell office:value-type="string" calcext:value-type="string">
            <text:p>silverstar</text:p>
          </table:table-cell>
          <table:table-cell/>
          <table:table-cell office:value-type="string" calcext:value-type="string">
            <text:p>bsilve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ne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sirene</text:p>
          </table:table-cell>
          <table:table-cell/>
          <table:table-cell office:value-type="string" calcext:value-type="string">
            <text:p>bc0siren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</text:p>
          </table:table-cell>
          <table:table-cell/>
          <table:table-cell office:value-type="string" calcext:value-type="string">
            <text:p>1xskieb.dlg</text:p>
          </table:table-cell>
          <table:table-cell/>
          <table:table-cell office:value-type="string" calcext:value-type="string">
            <text:p>1xski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kie-imp</text:p>
          </table:table-cell>
          <table:table-cell/>
          <table:table-cell office:value-type="string" calcext:value-type="string">
            <text:p>7xski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kie – The Cost of One Girl’s Sou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cost</text:p>
          </table:table-cell>
          <table:table-cell/>
          <table:table-cell office:value-type="string" calcext:value-type="string">
            <text:p>l#2sdskb.dlg</text:p>
          </table:table-cell>
          <table:table-cell/>
          <table:table-cell office:value-type="string" calcext:value-type="string">
            <text:p>l#2sd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laufein’s Rescue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solaufein</text:p>
          </table:table-cell>
          <table:table-cell/>
          <table:table-cell office:value-type="string" calcext:value-type="string">
            <text:p>c#solaub.dlg</text:p>
          </table:table-cell>
          <table:table-cell/>
          <table:table-cell office:value-type="string" calcext:value-type="string">
            <text:p>c#solau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laufei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solaufein-ww</text:p>
          </table:table-cell>
          <table:table-cell/>
          <table:table-cell office:value-type="string" calcext:value-type="string">
            <text:p>bsola.dlg</text:p>
          </table:table-cell>
          <table:table-cell/>
          <table:table-cell office:value-type="string" calcext:value-type="string">
            <text:p>bsol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tivan</text:p>
          </table:table-cell>
          <table:table-cell office:value-type="string" calcext:value-type="string">
            <text:p>the bigg</text:p>
          </table:table-cell>
          <table:table-cell office:value-type="string" calcext:value-type="string">
            <text:p>stivan</text:p>
          </table:table-cell>
          <table:table-cell/>
          <table:table-cell office:value-type="string" calcext:value-type="string">
            <text:p>tb#stiv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wylif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wylif</text:p>
          </table:table-cell>
          <table:table-cell/>
          <table:table-cell office:value-type="string" calcext:value-type="string">
            <text:p>ld#sw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Arian</text:p>
          </table:table-cell>
          <table:table-cell office:value-type="string" calcext:value-type="string">
            <text:p>tashia</text:p>
          </table:table-cell>
          <table:table-cell/>
          <table:table-cell office:value-type="string" calcext:value-type="string">
            <text:p>btashia.dlg</text:p>
          </table:table-cell>
          <table:table-cell/>
          <table:table-cell office:value-type="string" calcext:value-type="string">
            <text:p>btashi25.dlg</text:p>
          </table:table-cell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tash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tiax</text:p>
          </table:table-cell>
          <table:table-cell/>
          <table:table-cell office:value-type="string" calcext:value-type="string">
            <text:p>bo#tiax.dlg</text:p>
          </table:table-cell>
          <table:table-cell/>
          <table:table-cell office:value-type="string" calcext:value-type="string">
            <text:p>bo#ti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tiax-imp</text:p>
          </table:table-cell>
          <table:table-cell/>
          <table:table-cell office:value-type="string" calcext:value-type="string">
            <text:p>7xtiax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les of the Deep Garden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otdg</text:p>
          </table:table-cell>
          <table:table-cell/>
          <table:table-cell office:value-type="string" calcext:value-type="string">
            <text:p>0x1dg.bcs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ortured Souls</text:p>
          </table:table-cell>
          <table:table-cell office:value-type="string" calcext:value-type="string">
            <text:p>Vlad</text:p>
          </table:table-cell>
          <table:table-cell office:value-type="string" calcext:value-type="string">
            <text:p>ts-sime</text:p>
          </table:table-cell>
          <table:table-cell/>
          <table:table-cell office:value-type="string" calcext:value-type="string">
            <text:p>sime.bcs</text:p>
          </table:table-cell>
          <table:table-cell/>
          <table:table-cell office:value-type="string" calcext:value-type="string">
            <text:p>sime25.bcs</text:p>
          </table:table-cell>
          <table:table-cell/>
          <table:table-cell office:value-type="string" calcext:value-type="string">
            <text:p>sime</text:p>
          </table:table-cell>
          <table:table-cell office:value-type="string" calcext:value-type="string">
            <text:p>sime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sujath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tsujatha</text:p>
          </table:table-cell>
          <table:table-cell/>
          <table:table-cell office:value-type="string" calcext:value-type="string">
            <text:p>btsujat.dlg</text:p>
          </table:table-cell>
          <table:table-cell/>
          <table:table-cell office:value-type="string" calcext:value-type="string">
            <text:p>btsuja25.dlg</text:p>
          </table:table-cell>
          <table:table-cell/>
          <table:table-cell office:value-type="string" calcext:value-type="string">
            <text:p>tsujath</text:p>
          </table:table-cell>
          <table:table-cell office:value-type="string" calcext:value-type="string">
            <text:p>tsujat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suki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tsuki</text:p>
          </table:table-cell>
          <table:table-cell/>
          <table:table-cell office:value-type="string" calcext:value-type="string">
            <text:p>l7tsuki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yris Flare</text:p>
          </table:table-cell>
          <table:table-cell office:value-type="string" calcext:value-type="string">
            <text:p>Grim Squeaker</text:p>
          </table:table-cell>
          <table:table-cell office:value-type="string" calcext:value-type="string">
            <text:p>tyris-flare</text:p>
          </table:table-cell>
          <table:table-cell/>
          <table:table-cell office:value-type="string" calcext:value-type="string">
            <text:p>g#tyris.bcs</text:p>
          </table:table-cell>
          <table:table-cell/>
          <table:table-cell office:value-type="string" calcext:value-type="string">
            <text:p>g#tyrs25.bcs</text:p>
          </table:table-cell>
          <table:table-cell/>
          <table:table-cell office:value-type="string" calcext:value-type="string">
            <text:p>g#tyris</text:p>
          </table:table-cell>
          <table:table-cell office:value-type="string" calcext:value-type="string">
            <text:p>g#tyrs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Vale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valen</text:p>
          </table:table-cell>
          <table:table-cell/>
          <table:table-cell office:value-type="string" calcext:value-type="string">
            <text:p>valenj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rsho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arshoon</text:p>
          </table:table-cell>
          <table:table-cell/>
          <table:table-cell office:value-type="string" calcext:value-type="string">
            <text:p>vxvarb.dlg</text:p>
          </table:table-cell>
          <table:table-cell/>
          <table:table-cell office:value-type="string" calcext:value-type="string">
            <text:p>vxvar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rr’Sz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errsza</text:p>
          </table:table-cell>
          <table:table-cell/>
          <table:table-cell office:value-type="string" calcext:value-type="string">
            <text:p>l#2verrb.dlg</text:p>
          </table:table-cell>
          <table:table-cell/>
          <table:table-cell office:value-type="string" calcext:value-type="string">
            <text:p>l#2ve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alahn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alahnan</text:p>
          </table:table-cell>
          <table:table-cell/>
          <table:table-cell office:value-type="string" calcext:value-type="string">
            <text:p>l#2whb.dlg</text:p>
          </table:table-cell>
          <table:table-cell/>
          <table:table-cell office:value-type="string" calcext:value-type="string">
            <text:p>l#2w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ikaede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wikaede</text:p>
          </table:table-cell>
          <table:table-cell/>
          <table:table-cell office:value-type="string" calcext:value-type="string">
            <text:p>bmgwik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l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l0willb.dlg</text:p>
          </table:table-cell>
          <table:table-cell/>
          <table:table-cell office:value-type="string" calcext:value-type="string">
            <text:p>l0wil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illie Bruce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williebruce</text:p>
          </table:table-cell>
          <table:table-cell/>
          <table:table-cell office:value-type="string" calcext:value-type="string">
            <text:p>bwill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lson Chronicle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l#wilwis.cr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xan</text:p>
          </table:table-cell>
          <table:table-cell/>
          <table:table-cell office:value-type="string" calcext:value-type="string">
            <text:p>o#xan.dlg</text:p>
          </table:table-cell>
          <table:table-cell/>
          <table:table-cell office:value-type="string" calcext:value-type="string">
            <text:p>o#xan25.dlg</text:p>
          </table:table-cell>
          <table:table-cell/>
          <table:table-cell office:value-type="string" calcext:value-type="string">
            <text:p>o#xans</text:p>
          </table:table-cell>
          <table:table-cell office:value-type="string" calcext:value-type="string">
            <text:p>o#xan25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Xulaye</text:p>
          </table:table-cell>
          <table:table-cell office:value-type="string" calcext:value-type="string">
            <text:p>K'aeloree, Riviera, Bookwyrme</text:p>
          </table:table-cell>
          <table:table-cell office:value-type="string" calcext:value-type="string">
            <text:p>xulaye</text:p>
          </table:table-cell>
          <table:table-cell/>
          <table:table-cell office:value-type="string" calcext:value-type="string">
            <text:p>blk#xul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zar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xzar</text:p>
          </table:table-cell>
          <table:table-cell/>
          <table:table-cell office:value-type="string" calcext:value-type="string">
            <text:p>7xxzar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ze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zele</text:p>
          </table:table-cell>
          <table:table-cell/>
          <table:table-cell office:value-type="string" calcext:value-type="string">
            <text:p>l#xzeb.dlg</text:p>
          </table:table-cell>
          <table:table-cell/>
          <table:table-cell office:value-type="string" calcext:value-type="string">
            <text:p>l#xze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Yasraen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yasraena</text:p>
          </table:table-cell>
          <table:table-cell/>
          <table:table-cell office:value-type="string" calcext:value-type="string">
            <text:p>byasraen.dlg</text:p>
          </table:table-cell>
          <table:table-cell/>
          <table:table-cell office:value-type="string" calcext:value-type="string">
            <text:p>byasr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Yesl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yeslick</text:p>
          </table:table-cell>
          <table:table-cell/>
          <table:table-cell office:value-type="string" calcext:value-type="string">
            <text:p>b7xyes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oshimo’s Remorse</text:p>
          </table:table-cell>
          <table:table-cell office:value-type="string" calcext:value-type="string">
            <text:p>jmaeq, Lava</text:p>
          </table:table-cell>
          <table:table-cell office:value-type="string" calcext:value-type="string">
            <text:p>yoshimo-remorse</text:p>
          </table:table-cell>
          <table:table-cell table:number-columns-repeated="3"/>
          <table:table-cell office:value-type="string" calcext:value-type="string">
            <text:p>yyos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Yoshimo Romanc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oshimo-romance</text:p>
          </table:table-cell>
          <table:table-cell office:value-type="string" calcext:value-type="string">
            <text:p>yoshimoromance/yoshimo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vett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vette</text:p>
          </table:table-cell>
          <table:table-cell/>
          <table:table-cell office:value-type="string" calcext:value-type="string">
            <text:p>yxyveb.dlg</text:p>
          </table:table-cell>
          <table:table-cell/>
          <table:table-cell office:value-type="string" calcext:value-type="string">
            <text:p>yxyv25b.dlg</text:p>
          </table:table-cell>
          <table:table-cell table:number-columns-repeated="1010"/>
        </table:table-row>
        <table:table-row table:style-name="ro1" table:number-rows-repeated="104845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for mod__array" table:style-name="ta1">
        <office:forms form:automatic-focus="false" form:apply-design-mode="false"/>
        <table:table-column table:style-name="co14" table:default-cell-style-name="ce7"/>
        <table:table-row table:style-name="ro2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soa file~, ~5 SoA comp#~, ~6  tob file~, ~7 ToB comp#~, ~8 RC SoA~, ~9 RC ToB~ =&gt; ~-1~ // Comments" calcext:value-type="string">
            <text:p>// <text:s/>~0 Mod Name~, ~1 Author~, ~2 short name~, ~3 tp2~, ~4 soa file~, ~5 SoA comp#~, ~6 <text:s/>tob file~, ~7 ToB comp#~, ~8 RC SoA~, ~9 RC ToB~ =&gt; ~-1~ // Comments</text:p>
          </table:table-cell>
        </table:table-row>
        <table:table-row table:style-name="ro2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drian~, ~Rhaella~, ~adrian~, ~~, ~rh#adr.dlg~, ~~, ~rh#ad25.dlg~, ~~, ~~, ~~ =&gt; ~-1~ // " calcext:value-type="string">
            <text:p><text:s text:c="2"/>~Adrian~, ~Rhaella~, ~adrian~, ~~, ~rh#adr.dlg~, ~~, ~rh#ad25.dlg~, ~~, ~~, ~~ =&gt; ~-1~ // </text:p>
          </table:table-cell>
        </table:table-row>
        <table:table-row table:style-name="ro2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Aeon~, ~Lava~, ~aeon~, ~~, ~1xaeonb.dlg~, ~~, ~~, ~~, ~~, ~~ =&gt; ~-1~ // " calcext:value-type="string">
            <text:p><text:s text:c="2"/>~Aeon~, ~Lava~, ~aeon~, ~~, ~1xaeonb.dlg~, ~~, ~~, ~~, ~~, ~~ =&gt; ~-1~ // </text:p>
          </table:table-cell>
        </table:table-row>
        <table:table-row table:style-name="ro2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Afu-Zuuvi~, ~Lava~, ~afuzuuvi~, ~~, ~l#afub.dlg~, ~~, ~l#afu25b.dlg~, ~~, ~~, ~~ =&gt; ~-1~ // " calcext:value-type="string">
            <text:p><text:s text:c="2"/>~Afu-Zuuvi~, ~Lava~, ~afuzuuvi~, ~~, ~l#afub.dlg~, ~~, ~l#afu25b.dlg~, ~~, ~~, ~~ =&gt; ~-1~ // </text:p>
          </table:table-cell>
        </table:table-row>
        <table:table-row table:style-name="ro2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Ajantis~, ~jastey~, ~ajantis~, ~~, ~c#ajanb.dlg~, ~~, ~c#aja25b.dlg~, ~~, ~c#ajan~, ~c#ajan25~ =&gt; ~-1~ // " calcext:value-type="string">
            <text:p><text:s text:c="2"/>~Ajantis~, ~jastey~, ~ajantis~, ~~, ~c#ajanb.dlg~, ~~, ~c#aja25b.dlg~, ~~, ~c#ajan~, ~c#ajan25~ =&gt; ~-1~ // </text:p>
          </table:table-cell>
        </table:table-row>
        <table:table-row table:style-name="ro2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Ajantis~, ~Smiling Imp~, ~ajantis-imp~, ~~, ~7xskib.dlg~, ~~, ~~, ~~, ~~, ~~ =&gt; ~-1~ // " calcext:value-type="string">
            <text:p><text:s text:c="2"/>~Ajantis~, ~Smiling Imp~, ~ajantis-imp~, ~~, ~7xskib.dlg~, ~~, ~~, ~~, ~~, ~~ =&gt; ~-1~ // </text:p>
          </table:table-cell>
        </table:table-row>
        <table:table-row table:style-name="ro2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Alassa~, ~SimDing0~, ~alassa~, ~~, ~bd0alas.dlg~, ~~, ~~, ~~, ~~, ~~ =&gt; ~-1~ // " calcext:value-type="string">
            <text:p><text:s text:c="2"/>~Alassa~, ~SimDing0~, ~alassa~, ~~, ~bd0alas.dlg~, ~~, ~~, ~~, ~~, ~~ =&gt; ~-1~ // </text:p>
          </table:table-cell>
        </table:table-row>
        <table:table-row table:style-name="ro2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Allison~, ~Rastor~, ~allison~, ~~, ~r#allisb.dlg~, ~~, ~~, ~~, ~~, ~~ =&gt; ~-1~ // " calcext:value-type="string">
            <text:p><text:s text:c="2"/>~Allison~, ~Rastor~, ~allison~, ~~, ~r#allisb.dlg~, ~~, ~~, ~~, ~~, ~~ =&gt; ~-1~ // </text:p>
          </table:table-cell>
        </table:table-row>
        <table:table-row table:style-name="ro2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Alora~, ~Smiling Imp~, ~alora~, ~~, ~7xalorab.dlg~, ~~, ~~, ~~, ~~, ~~ =&gt; ~-1~ // " calcext:value-type="string">
            <text:p><text:s text:c="2"/>~Alora~, ~Smiling Imp~, ~alora~, ~~, ~7xalorab.dlg~, ~~, ~~, ~~, ~~, ~~ =&gt; ~-1~ // </text:p>
          </table:table-cell>
        </table:table-row>
        <table:table-row table:style-name="ro2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Alternatives~, ~berelinde~, ~alternatives~, ~~, ~b!aster.dlg~, ~~, ~~, ~~, ~~, ~~ =&gt; ~-1~ // " calcext:value-type="string">
            <text:p><text:s text:c="2"/>~Alternatives~, ~berelinde~, ~alternatives~, ~~, ~b!aster.dlg~, ~~, ~~, ~~, ~~, ~~ =&gt; ~-1~ // </text:p>
          </table:table-cell>
        </table:table-row>
        <table:table-row table:style-name="ro2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Amber~, ~Meira &amp; Darios~, ~amber~, ~~, ~bm#amber.dlg~, ~~, ~~, ~~, ~m#amber~, ~~ =&gt; ~-1~ // " calcext:value-type="string">
            <text:p><text:s text:c="2"/>~Amber~, ~Meira &amp; Darios~, ~amber~, ~~, ~bm#amber.dlg~, ~~, ~~, ~~, ~m#amber~, ~~ =&gt; ~-1~ // </text:p>
          </table:table-cell>
        </table:table-row>
        <table:table-row table:style-name="ro2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Angelo~, ~Sister Vigilante, Kulyok~, ~angelo~, ~~, ~badangel.dlg~, ~~, ~adang25.dlg~, ~~, ~adangel~, ~adang25~ =&gt; ~-1~ // " calcext:value-type="string">
            <text:p><text:s text:c="2"/>~Angelo~, ~Sister Vigilante, Kulyok~, ~angelo~, ~~, ~badangel.dlg~, ~~, ~adang25.dlg~, ~~, ~adangel~, ~adang25~ =&gt; ~-1~ // </text:p>
          </table:table-cell>
        </table:table-row>
        <table:table-row table:style-name="ro2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Aran Whitehand~, ~cmorgan~, ~aran~, ~~, ~c-aranb.dlg~, ~~, ~c-arn25b.dlg~, ~~, ~~, ~~ =&gt; ~-1~ // " calcext:value-type="string">
            <text:p><text:s text:c="2"/>~Aran Whitehand~, ~cmorgan~, ~aran~, ~~, ~c-aranb.dlg~, ~~, ~c-arn25b.dlg~, ~~, ~~, ~~ =&gt; ~-1~ // </text:p>
          </table:table-cell>
        </table:table-row>
        <table:table-row table:style-name="ro2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Arath~, ~K'aeloree~, ~arath~, ~~, ~blk#arat.dlg~, ~~, ~blk#ar25.dlg~, ~~, ~~, ~~ =&gt; ~-1~ // " calcext:value-type="string">
            <text:p><text:s text:c="2"/>~Arath~, ~K'aeloree~, ~arath~, ~~, ~blk#arat.dlg~, ~~, ~blk#ar25.dlg~, ~~, ~~, ~~ =&gt; ~-1~ // </text:p>
          </table:table-cell>
        </table:table-row>
        <table:table-row table:style-name="ro2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Auren Aseph~, ~theacefes~, ~auren~, ~~, ~k#aurenb.dlg~, ~~, ~k#aur25b.dlg~, ~~, ~~, ~~ =&gt; ~-1~ // " calcext:value-type="string">
            <text:p><text:s text:c="2"/>~Auren Aseph~, ~theacefes~, ~auren~, ~~, ~k#aurenb.dlg~, ~~, ~k#aur25b.dlg~, ~~, ~~, ~~ =&gt; ~-1~ // </text:p>
          </table:table-cell>
        </table:table-row>
        <table:table-row table:style-name="ro2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Azrael~, ~Leutian~, ~azrael~, ~~, ~m#azrael.dlg~, ~~, ~~, ~~, ~~, ~~ =&gt; ~-1~ // " calcext:value-type="string">
            <text:p><text:s text:c="2"/>~Azrael~, ~Leutian~, ~azrael~, ~~, ~m#azrael.dlg~, ~~, ~~, ~~, ~~, ~~ =&gt; ~-1~ // </text:p>
          </table:table-cell>
        </table:table-row>
        <table:table-row table:style-name="ro2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Beaurin Legacy [Minyae]~, ~jmaeq~, ~beaurin-legacy~, ~~, ~qi#mib.dlg~, ~~, ~qi#m25b.dlg~, ~~, ~~, ~~ =&gt; ~-1~ // " calcext:value-type="string">
            <text:p><text:s text:c="2"/>~Beaurin Legacy [Minyae]~, ~jmaeq~, ~beaurin-legacy~, ~~, ~qi#mib.dlg~, ~~, ~qi#m25b.dlg~, ~~, ~~, ~~ =&gt; ~-1~ // </text:p>
          </table:table-cell>
        </table:table-row>
        <table:table-row table:style-name="ro2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Beaurin Legacy [Hidden NPC]~, ~jmaeq~, ~beaurin-legacy-hidden~, ~~, ~qi#elab.dlg~, ~~, ~qi#e25b.dlg~, ~~, ~~, ~~ =&gt; ~-1~ // " calcext:value-type="string">
            <text:p><text:s text:c="2"/>~Beaurin Legacy [Hidden NPC]~, ~jmaeq~, ~beaurin-legacy-hidden~, ~~, ~qi#elab.dlg~, ~~, ~qi#e25b.dlg~, ~~, ~~, ~~ =&gt; ~-1~ // </text:p>
          </table:table-cell>
        </table:table-row>
        <table:table-row table:style-name="ro2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Biddekelorak~, ~nethrin~, ~biddekelorak~, ~~, ~bbidde.dlg~, ~~, ~~, ~~, ~~, ~~ =&gt; ~-1~ // " calcext:value-type="string">
            <text:p><text:s text:c="2"/>~Biddekelorak~, ~nethrin~, ~biddekelorak~, ~~, ~bbidde.dlg~, ~~, ~~, ~~, ~~, ~~ =&gt; ~-1~ // </text:p>
          </table:table-cell>
        </table:table-row>
        <table:table-row table:style-name="ro2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Branwen~, ~Kulyok~, ~branwen~, ~~, ~o#bbran.dlg~, ~~, ~o#bbra25.dlg~, ~~, ~~, ~~ =&gt; ~-1~ // " calcext:value-type="string">
            <text:p><text:s text:c="2"/>~Branwen~, ~Kulyok~, ~branwen~, ~~, ~o#bbran.dlg~, ~~, ~o#bbra25.dlg~, ~~, ~~, ~~ =&gt; ~-1~ // </text:p>
          </table:table-cell>
        </table:table-row>
        <table:table-row table:style-name="ro2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Branwen~, ~Smiling Imp~, ~branwen-imp~, ~~, ~7xbranb.dlg~, ~~, ~~, ~~, ~~, ~~ =&gt; ~-1~ // " calcext:value-type="string">
            <text:p><text:s text:c="2"/>~Branwen~, ~Smiling Imp~, ~branwen-imp~, ~~, ~7xbranb.dlg~, ~~, ~~, ~~, ~~, ~~ =&gt; ~-1~ // </text:p>
          </table:table-cell>
        </table:table-row>
        <table:table-row table:style-name="ro2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Chloe~, ~Lucythebeast~, ~chloe~, ~~, ~chloe.bcs~, ~~, ~~, ~~, ~chloe~, ~~ =&gt; ~-1~ // " calcext:value-type="string">
            <text:p><text:s text:c="2"/>~Chloe~, ~Lucythebeast~, ~chloe~, ~~, ~chloe.bcs~, ~~, ~~, ~~, ~chloe~, ~~ =&gt; ~-1~ // </text:p>
          </table:table-cell>
        </table:table-row>
        <table:table-row table:style-name="ro2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Coran~, ~Kulyok~, ~coran~, ~~, ~o#coran.dlg~, ~~, ~bo#cor25.dlg~, ~~, ~~, ~~ =&gt; ~-1~ // " calcext:value-type="string">
            <text:p><text:s text:c="2"/>~Coran~, ~Kulyok~, ~coran~, ~~, ~o#coran.dlg~, ~~, ~bo#cor25.dlg~, ~~, ~~, ~~ =&gt; ~-1~ // </text:p>
          </table:table-cell>
        </table:table-row>
        <table:table-row table:style-name="ro2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Coran~, ~Smiling Imp~, ~coran-imp~, ~~, ~b7xcoran.dlg~, ~~, ~~, ~~, ~~, ~~ =&gt; ~-1~ // " calcext:value-type="string">
            <text:p><text:s text:c="2"/>~Coran~, ~Smiling Imp~, ~coran-imp~, ~~, ~b7xcoran.dlg~, ~~, ~~, ~~, ~~, ~~ =&gt; ~-1~ // </text:p>
          </table:table-cell>
        </table:table-row>
        <table:table-row table:style-name="ro2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Corthala Romantique~, ~Domi, Beyshaliban, Caetlyn, Meira, jastey~, ~corthala-romantique~, ~~, ~h#leon.dlg~, ~~, ~h#leon.dlg~, ~~, ~valygar~, ~VALY25~ =&gt; ~-1~ // " calcext:value-type="string">
            <text:p><text:s text:c="2"/>~Corthala Romantique~, ~Domi, Beyshaliban, Caetlyn, Meira, jastey~, ~corthala-romantique~, ~~, ~h#leon.dlg~, ~~, ~h#leon.dlg~, ~~, ~valygar~, ~VALY25~ =&gt; ~-1~ // </text:p>
          </table:table-cell>
        </table:table-row>
        <table:table-row table:style-name="ro2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Dace~, ~Tess Grey~, ~dace~, ~~, ~t#dace.dlg~, ~~, ~t#dac25.dlg~, ~~, ~~, ~~ =&gt; ~-1~ // " calcext:value-type="string">
            <text:p><text:s text:c="2"/>~Dace~, ~Tess Grey~, ~dace~, ~~, ~t#dace.dlg~, ~~, ~t#dac25.dlg~, ~~, ~~, ~~ =&gt; ~-1~ // </text:p>
          </table:table-cell>
        </table:table-row>
        <table:table-row table:style-name="ro2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Darian~, ~Tempest~, ~darian~, ~~, ~t1dar.dlg~, ~~, ~~, ~~, ~t1dar~, ~t1dar25~ =&gt; ~-1~ // " calcext:value-type="string">
            <text:p><text:s text:c="2"/>~Darian~, ~Tempest~, ~darian~, ~~, ~t1dar.dlg~, ~~, ~~, ~~, ~t1dar~, ~t1dar25~ =&gt; ~-1~ // </text:p>
          </table:table-cell>
        </table:table-row>
        <table:table-row table:style-name="ro2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Deekin~, ~Smiling Imp~, ~deekin~, ~~, ~bdeekin.dlg~, ~~, ~~, ~~, ~~, ~~ =&gt; ~-1~ // " calcext:value-type="string">
            <text:p><text:s text:c="2"/>~Deekin~, ~Smiling Imp~, ~deekin~, ~~, ~bdeekin.dlg~, ~~, ~~, ~~, ~~, ~~ =&gt; ~-1~ // </text:p>
          </table:table-cell>
        </table:table-row>
        <table:table-row table:style-name="ro2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Dvaradime~, ~Lava~, ~dvaradime~, ~~, ~l#dvab.dlg~, ~~, ~l#dva25b.dlg~, ~~, ~~, ~~ =&gt; ~-1~ // " calcext:value-type="string">
            <text:p><text:s text:c="2"/>~Dvaradime~, ~Lava~, ~dvaradime~, ~~, ~l#dvab.dlg~, ~~, ~l#dva25b.dlg~, ~~, ~~, ~~ =&gt; ~-1~ // </text:p>
          </table:table-cell>
        </table:table-row>
        <table:table-row table:style-name="ro2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Eddard~, ~Lava~, ~eddard~, ~~, ~l#2edb.dlg~, ~~, ~l#2ed25b.dlg~, ~~, ~~, ~~ =&gt; ~-1~ // " calcext:value-type="string">
            <text:p><text:s text:c="2"/>~Eddard~, ~Lava~, ~eddard~, ~~, ~l#2edb.dlg~, ~~, ~l#2ed25b.dlg~, ~~, ~~, ~~ =&gt; ~-1~ // </text:p>
          </table:table-cell>
        </table:table-row>
        <table:table-row table:style-name="ro2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Edwin Romance~, ~Laufey~, ~edwinromance~, ~~, ~lichring.itm~, ~~, ~~, ~~, ~~, ~~ =&gt; ~-1~ // " calcext:value-type="string">
            <text:p><text:s text:c="2"/>~Edwin Romance~, ~Laufey~, ~edwinromance~, ~~, ~lichring.itm~, ~~, ~~, ~~, ~~, ~~ =&gt; ~-1~ // </text:p>
          </table:table-cell>
        </table:table-row>
        <table:table-row table:style-name="ro2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Eilistaree's Song ~, ~Lava~, ~eilistraee~, ~~, ~esxmh.dlg ~, ~~, ~~, ~~, ~~, ~~ =&gt; ~-1~ // " calcext:value-type="string">
            <text:p><text:s text:c="2"/>~Eilistaree's Song ~, ~Lava~, ~eilistraee~, ~~, ~esxmh.dlg ~, ~~, ~~, ~~, ~~, ~~ =&gt; ~-1~ // </text:p>
          </table:table-cell>
        </table:table-row>
        <table:table-row table:style-name="ro2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Eldoth~, ~Smiling Imp~, ~eldoth~, ~~, ~b7xeldo.dlg~, ~~, ~~, ~~, ~~, ~~ =&gt; ~-1~ // " calcext:value-type="string">
            <text:p><text:s text:c="2"/>~Eldoth~, ~Smiling Imp~, ~eldoth~, ~~, ~b7xeldo.dlg~, ~~, ~~, ~~, ~~, ~~ =&gt; ~-1~ // </text:p>
          </table:table-cell>
        </table:table-row>
        <table:table-row table:style-name="ro2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Fade~, ~Mistress Elysia, Silmarien, Lava Del'Vortel, Kai of Candlekeep~, ~fade~, ~~, ~be3fade.dlg~, ~~, ~be3fad25.dlg~, ~~, ~e3fade~, ~e3fade25~ =&gt; ~-1~ // " calcext:value-type="string">
            <text:p><text:s text:c="2"/>~Fade~, ~Mistress Elysia, Silmarien, Lava Del'Vortel, Kai of Candlekeep~, ~fade~, ~~, ~be3fade.dlg~, ~~, ~be3fad25.dlg~, ~~, ~e3fade~, ~e3fade25~ =&gt; ~-1~ // </text:p>
          </table:table-cell>
        </table:table-row>
        <table:table-row table:style-name="ro2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Faldorn~, ~Lava~, ~faldorn~, ~~, ~l#falb.dlg~, ~~, ~l#fal25b.dlg~, ~~, ~~, ~~ =&gt; ~-1~ // " calcext:value-type="string">
            <text:p><text:s text:c="2"/>~Faldorn~, ~Lava~, ~faldorn~, ~~, ~l#falb.dlg~, ~~, ~l#fal25b.dlg~, ~~, ~~, ~~ =&gt; ~-1~ // </text:p>
          </table:table-cell>
        </table:table-row>
        <table:table-row table:style-name="ro2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Faldorn~, ~Smiling Imp~, ~faldorn-imp~, ~~, ~7xfaldb.dlg~, ~~, ~~, ~~, ~~, ~~ =&gt; ~-1~ // " calcext:value-type="string">
            <text:p><text:s text:c="2"/>~Faldorn~, ~Smiling Imp~, ~faldorn-imp~, ~~, ~7xfaldb.dlg~, ~~, ~~, ~~, ~~, ~~ =&gt; ~-1~ // </text:p>
          </table:table-cell>
        </table:table-row>
        <table:table-row table:style-name="ro2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Faren~, ~Feuille and Miss Sakaki~, ~faren~, ~~, ~fhfrn.dlg~, ~~, ~bfhf25.dlg~, ~~, ~~, ~~ =&gt; ~-1~ // " calcext:value-type="string">
            <text:p><text:s text:c="2"/>~Faren~, ~Feuille and Miss Sakaki~, ~faren~, ~~, ~fhfrn.dlg~, ~~, ~bfhf25.dlg~, ~~, ~~, ~~ =&gt; ~-1~ // </text:p>
          </table:table-cell>
        </table:table-row>
        <table:table-row table:style-name="ro2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Fhaugy~, ~Lava~, ~fhaugy~, ~~, ~l#fhab.dlg~, ~~, ~l#fha25b.dlg~, ~~, ~~, ~~ =&gt; ~-1~ // " calcext:value-type="string">
            <text:p><text:s text:c="2"/>~Fhaugy~, ~Lava~, ~fhaugy~, ~~, ~l#fhab.dlg~, ~~, ~l#fha25b.dlg~, ~~, ~~, ~~ =&gt; ~-1~ // </text:p>
          </table:table-cell>
        </table:table-row>
        <table:table-row table:style-name="ro2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Foundling~, ~Lava~, ~foundling~, ~~, ~l#foub.dlg~, ~~, ~l#fou25b.dlg~, ~~, ~~, ~~ =&gt; ~-1~ // " calcext:value-type="string">
            <text:p><text:s text:c="2"/>~Foundling~, ~Lava~, ~foundling~, ~~, ~l#foub.dlg~, ~~, ~l#fou25b.dlg~, ~~, ~~, ~~ =&gt; ~-1~ // </text:p>
          </table:table-cell>
        </table:table-row>
        <table:table-row table:style-name="ro2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Fyalvara~, ~Lava~, ~fyalvara~, ~~, ~l#fyab.dlg~, ~~, ~l#fya25b.dlg~, ~~, ~~, ~~ =&gt; ~-1~ // " calcext:value-type="string">
            <text:p><text:s text:c="2"/>~Fyalvara~, ~Lava~, ~fyalvara~, ~~, ~l#fyab.dlg~, ~~, ~l#fya25b.dlg~, ~~, ~~, ~~ =&gt; ~-1~ // </text:p>
          </table:table-cell>
        </table:table-row>
        <table:table-row table:style-name="ro2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Gahesh~, ~Lava~, ~gahesh~, ~~, ~g1gaheb.dlg~, ~~, ~g1gah25b.dlg~, ~~, ~~, ~~ =&gt; ~-1~ // " calcext:value-type="string">
            <text:p><text:s text:c="2"/>~Gahesh~, ~Lava~, ~gahesh~, ~~, ~g1gaheb.dlg~, ~~, ~g1gah25b.dlg~, ~~, ~~, ~~ =&gt; ~-1~ // </text:p>
          </table:table-cell>
        </table:table-row>
        <table:table-row table:style-name="ro2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Garrick~, ~Smiling Imp~, ~garrick~, ~~, ~b7xgar.dlg~, ~~, ~~, ~~, ~~, ~~ =&gt; ~-1~ // " calcext:value-type="string">
            <text:p><text:s text:c="2"/>~Garrick~, ~Smiling Imp~, ~garrick~, ~~, ~b7xgar.dlg~, ~~, ~~, ~~, ~~, ~~ =&gt; ~-1~ // </text:p>
          </table:table-cell>
        </table:table-row>
        <table:table-row table:style-name="ro2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Gavin~, ~berelinde~, ~gavin~, ~~, ~b!gavj.dlg~, ~~, ~b!gav25j.dlg~, ~~, ~b!gavs~, ~b!gav25s~ =&gt; ~-1~ // " calcext:value-type="string">
            <text:p><text:s text:c="2"/>~Gavin~, ~berelinde~, ~gavin~, ~~, ~b!gavj.dlg~, ~~, ~b!gav25j.dlg~, ~~, ~b!gavs~, ~b!gav25s~ =&gt; ~-1~ // </text:p>
          </table:table-cell>
        </table:table-row>
        <table:table-row table:style-name="ro2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Goo~, ~Ghreyfain~, ~goo~, ~~, ~bj#goo.dlg~, ~~, ~~, ~~, ~~, ~~ =&gt; ~-1~ // " calcext:value-type="string">
            <text:p><text:s text:c="2"/>~Goo~, ~Ghreyfain~, ~goo~, ~~, ~bj#goo.dlg~, ~~, ~~, ~~, ~~, ~~ =&gt; ~-1~ // </text:p>
          </table:table-cell>
        </table:table-row>
        <table:table-row table:style-name="ro2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Haer’Dalis Romance~, ~Aeryn~, ~haerdalis~, ~haerdalisromance/haerdalisromance.tp2~, ~~, ~0~, ~~, ~~, ~~, ~~ =&gt; ~-1~ // " calcext:value-type="string">
            <text:p><text:s text:c="2"/>~Haer’Dalis Romance~, ~Aeryn~, ~haerdalis~, ~haerdalisromance/haerdalisromance.tp2~, ~~, ~0~, ~~, ~~, ~~, ~~ =&gt; ~-1~ // </text:p>
          </table:table-cell>
        </table:table-row>
        <table:table-row table:style-name="ro2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Haldamir~, ~berelinde~, ~haldamir~, ~~, ~b!halj.dlg~, ~~, ~~, ~~, ~~, ~~ =&gt; ~-1~ // " calcext:value-type="string">
            <text:p><text:s text:c="2"/>~Haldamir~, ~berelinde~, ~haldamir~, ~~, ~b!halj.dlg~, ~~, ~~, ~~, ~~, ~~ =&gt; ~-1~ // </text:p>
          </table:table-cell>
        </table:table-row>
        <table:table-row table:style-name="ro2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Hephernaan~, ~Lava~, ~hephernaan~, ~~, ~l#hphb.dlg~, ~~, ~l#hph25b.dlg~, ~~, ~~, ~~ =&gt; ~-1~ // " calcext:value-type="string">
            <text:p><text:s text:c="2"/>~Hephernaan~, ~Lava~, ~hephernaan~, ~~, ~l#hphb.dlg~, ~~, ~l#hph25b.dlg~, ~~, ~~, ~~ =&gt; ~-1~ // </text:p>
          </table:table-cell>
        </table:table-row>
        <table:table-row table:style-name="ro2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Homeward Bound~, ~berelinde~, ~homeward~, ~~, ~b!ruby.dlg~, ~~, ~~, ~~, ~~, ~~ =&gt; ~-1~ // " calcext:value-type="string">
            <text:p><text:s text:c="2"/>~Homeward Bound~, ~berelinde~, ~homeward~, ~~, ~b!ruby.dlg~, ~~, ~~, ~~, ~~, ~~ =&gt; ~-1~ // </text:p>
          </table:table-cell>
        </table:table-row>
        <table:table-row table:style-name="ro2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Horace~, ~Seifer~, ~horace~, ~~, ~bhorace.dlg~, ~~, ~~, ~~, ~~, ~~ =&gt; ~-1~ // " calcext:value-type="string">
            <text:p><text:s text:c="2"/>~Horace~, ~Seifer~, ~horace~, ~~, ~bhorace.dlg~, ~~, ~~, ~~, ~~, ~~ =&gt; ~-1~ // </text:p>
          </table:table-cell>
        </table:table-row>
        <table:table-row table:style-name="ro2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Hubelpot~, ~BobTokyo &amp; SConrad~, ~hubelpot~, ~~, ~bsc#hub.dlg~, ~~, ~bsc#hu25.dlg~, ~~, ~~, ~~ =&gt; ~-1~ // " calcext:value-type="string">
            <text:p><text:s text:c="2"/>~Hubelpot~, ~BobTokyo &amp; SConrad~, ~hubelpot~, ~~, ~bsc#hub.dlg~, ~~, ~bsc#hu25.dlg~, ~~, ~~, ~~ =&gt; ~-1~ // </text:p>
          </table:table-cell>
        </table:table-row>
        <table:table-row table:style-name="ro2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Imoen Romance~, ~Lord Mirrabo~, ~imoen-romance~, ~~, ~imdream.cre~, ~~, ~~, ~~, ~imoen2~, ~~ =&gt; ~-1~ // " calcext:value-type="string">
            <text:p><text:s text:c="2"/>~Imoen Romance~, ~Lord Mirrabo~, ~imoen-romance~, ~~, ~imdream.cre~, ~~, ~~, ~~, ~imoen2~, ~~ =&gt; ~-1~ // </text:p>
          </table:table-cell>
        </table:table-row>
        <table:table-row table:style-name="ro2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Isra~, ~Rhaella~, ~isra~, ~~, ~brh#isr.dlg~, ~~, ~rh#is25.dlg~, ~~, ~~, ~~ =&gt; ~-1~ // " calcext:value-type="string">
            <text:p><text:s text:c="2"/>~Isra~, ~Rhaella~, ~isra~, ~~, ~brh#isr.dlg~, ~~, ~rh#is25.dlg~, ~~, ~~, ~~ =&gt; ~-1~ // </text:p>
          </table:table-cell>
        </table:table-row>
        <table:table-row table:style-name="ro2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Iylos~, ~K'aeloree~, ~iylos~, ~~, ~~, ~~, ~blk#iyl.dlg~, ~~, ~~, ~~ =&gt; ~-1~ // Had banters with Auren and Nathaniel that weren’t being compiled" calcext:value-type="string">
            <text:p><text:s text:c="2"/>~Iylos~, ~K'aeloree~, ~iylos~, ~~, ~~, ~~, ~blk#iyl.dlg~, ~~, ~~, ~~ =&gt; ~-1~ // Had banters with Auren and Nathaniel that weren’t being compiled</text:p>
          </table:table-cell>
        </table:table-row>
        <table:table-row table:style-name="ro2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Juniper~, ~Lava~, ~juniper~, ~~, ~~, ~~, ~l#jn25b.dlg~, ~~, ~~, ~~ =&gt; ~-1~ // " calcext:value-type="string">
            <text:p><text:s text:c="2"/>~Juniper~, ~Lava~, ~juniper~, ~~, ~~, ~~, ~l#jn25b.dlg~, ~~, ~~, ~~ =&gt; ~-1~ // </text:p>
          </table:table-cell>
        </table:table-row>
        <table:table-row table:style-name="ro2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Kagain~, ~Smiling Imp~, ~kagain~, ~~, ~7xkagab.dlg~, ~~, ~~, ~~, ~~, ~~ =&gt; ~-1~ // " calcext:value-type="string">
            <text:p><text:s text:c="2"/>~Kagain~, ~Smiling Imp~, ~kagain~, ~~, ~7xkagab.dlg~, ~~, ~~, ~~, ~~, ~~ =&gt; ~-1~ // </text:p>
          </table:table-cell>
        </table:table-row>
        <table:table-row table:style-name="ro2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Kari~, ~Moongaze~, ~kari~, ~~, ~bmgkari.dlg~, ~~, ~bmgka25.dlg~, ~~, ~~, ~~ =&gt; ~-1~ // " calcext:value-type="string">
            <text:p><text:s text:c="2"/>~Kari~, ~Moongaze~, ~kari~, ~~, ~bmgkari.dlg~, ~~, ~bmgka25.dlg~, ~~, ~~, ~~ =&gt; ~-1~ // </text:p>
          </table:table-cell>
        </table:table-row>
        <table:table-row table:style-name="ro2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Keldorn Romance~, ~berelinde~, ~keldorn-romance~, ~~, ~b!kring.itm~, ~~, ~b!kring.itm~, ~~, ~keldorn~, ~keld25~ =&gt; ~-1~ // " calcext:value-type="string">
            <text:p><text:s text:c="2"/>~Keldorn Romance~, ~berelinde~, ~keldorn-romance~, ~~, ~b!kring.itm~, ~~, ~b!kring.itm~, ~~, ~keldorn~, ~keld25~ =&gt; ~-1~ // </text:p>
          </table:table-cell>
        </table:table-row>
        <table:table-row table:style-name="ro2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Kelsey~, ~jcompton, Ghreyfain~, ~kelsey~, ~~, ~bj#klsy.dlg~, ~~, ~j#klsy25.dlg~, ~~, ~j#klsy~, ~j#klsy25~ =&gt; ~-1~ // " calcext:value-type="string">
            <text:p><text:s text:c="2"/>~Kelsey~, ~jcompton, Ghreyfain~, ~kelsey~, ~~, ~bj#klsy.dlg~, ~~, ~j#klsy25.dlg~, ~~, ~j#klsy~, ~j#klsy25~ =&gt; ~-1~ // </text:p>
          </table:table-cell>
        </table:table-row>
        <table:table-row table:style-name="ro2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Keto~, ~Blue, Bons, jcompton, and friends~, ~keto~, ~~, ~fwketo.dlg~, ~~, ~~, ~~, ~~, ~~ =&gt; ~-1~ // " calcext:value-type="string">
            <text:p><text:s text:c="2"/>~Keto~, ~Blue, Bons, jcompton, and friends~, ~keto~, ~~, ~fwketo.dlg~, ~~, ~~, ~~, ~~, ~~ =&gt; ~-1~ // </text:p>
          </table:table-cell>
        </table:table-row>
        <table:table-row table:style-name="ro2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Khalid~, ~Lava~, ~khalid~, ~~, ~l#khab.dlg~, ~~, ~l#kha25b.dlg~, ~~, ~~, ~~ =&gt; ~-1~ // " calcext:value-type="string">
            <text:p><text:s text:c="2"/>~Khalid~, ~Lava~, ~khalid~, ~~, ~l#khab.dlg~, ~~, ~l#kha25b.dlg~, ~~, ~~, ~~ =&gt; ~-1~ // </text:p>
          </table:table-cell>
        </table:table-row>
        <table:table-row table:style-name="ro2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Kiara-Zaiya~, ~Alan M.C., Seifer and Jesara ~, ~kiara~, ~~, ~bkiara.dlg~, ~~, ~~, ~~, ~~, ~~ =&gt; ~-1~ // " calcext:value-type="string">
            <text:p><text:s text:c="2"/>~Kiara-Zaiya~, ~Alan M.C., Seifer and Jesara ~, ~kiara~, ~~, ~bkiara.dlg~, ~~, ~~, ~~, ~~, ~~ =&gt; ~-1~ // </text:p>
          </table:table-cell>
        </table:table-row>
        <table:table-row table:style-name="ro2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Kido~, ~Deathsangel~, ~kido~, ~~, ~mwbkid.dlg~, ~~, ~mwbkid25.dlg~, ~~, ~~, ~~ =&gt; ~-1~ // " calcext:value-type="string">
            <text:p><text:s text:c="2"/>~Kido~, ~Deathsangel~, ~kido~, ~~, ~mwbkid.dlg~, ~~, ~mwbkid25.dlg~, ~~, ~~, ~~ =&gt; ~-1~ // </text:p>
          </table:table-cell>
        </table:table-row>
        <table:table-row table:style-name="ro2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Kindrek~, ~nethrin~, ~kindrek~, ~~, ~bkindrek.dlg~, ~~, ~kindre25.dlg~, ~~, ~~, ~~ =&gt; ~-1~ // " calcext:value-type="string">
            <text:p><text:s text:c="2"/>~Kindrek~, ~nethrin~, ~kindrek~, ~~, ~bkindrek.dlg~, ~~, ~kindre25.dlg~, ~~, ~~, ~~ =&gt; ~-1~ // </text:p>
          </table:table-cell>
        </table:table-row>
        <table:table-row table:style-name="ro2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Kitanya~, ~Rastor~, ~kitanya~, ~~, ~r#kityb.dlg~, ~~, ~~, ~~, ~~, ~~ =&gt; ~-1~ // " calcext:value-type="string">
            <text:p><text:s text:c="2"/>~Kitanya~, ~Rastor~, ~kitanya~, ~~, ~r#kityb.dlg~, ~~, ~~, ~~, ~~, ~~ =&gt; ~-1~ // </text:p>
          </table:table-cell>
        </table:table-row>
        <table:table-row table:style-name="ro2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Kivan and Deheriana Companions for BG2~, ~Domi~, ~kivan~, ~~, ~p#kivan.dlg~, ~~, ~bp#kiv25.dlg~, ~~, ~~, ~~ =&gt; ~-1~ // " calcext:value-type="string">
            <text:p><text:s text:c="2"/>~Kivan and Deheriana Companions for BG2~, ~Domi~, ~kivan~, ~~, ~p#kivan.dlg~, ~~, ~bp#kiv25.dlg~, ~~, ~~, ~~ =&gt; ~-1~ // </text:p>
          </table:table-cell>
        </table:table-row>
        <table:table-row table:style-name="ro2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Kivan~, ~Smiling Imp~, ~kivan-imp~, ~~, ~7xkivab.dlg~, ~~, ~~, ~~, ~~, ~~ =&gt; ~-1~ // " calcext:value-type="string">
            <text:p><text:s text:c="2"/>~Kivan~, ~Smiling Imp~, ~kivan-imp~, ~~, ~7xkivab.dlg~, ~~, ~~, ~~, ~~, ~~ =&gt; ~-1~ // </text:p>
          </table:table-cell>
        </table:table-row>
        <table:table-row table:style-name="ro2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Lhannd~, ~Lava~, ~lhannd~, ~~, ~l#lhab.dlg~, ~~, ~l#lha25b.dlg~, ~~, ~~, ~~ =&gt; ~-1~ // " calcext:value-type="string">
            <text:p><text:s text:c="2"/>~Lhannd~, ~Lava~, ~lhannd~, ~~, ~l#lhab.dlg~, ~~, ~l#lha25b.dlg~, ~~, ~~, ~~ =&gt; ~-1~ // </text:p>
          </table:table-cell>
        </table:table-row>
        <table:table-row table:style-name="ro2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Longer Road~, ~dorotea~, ~longer-road~, ~~, ~~, ~~, ~bjonel25.dlg~, ~~, ~~, ~~ =&gt; ~-1~ // " calcext:value-type="string">
            <text:p><text:s text:c="2"/>~Longer Road~, ~dorotea~, ~longer-road~, ~~, ~~, ~~, ~bjonel25.dlg~, ~~, ~~, ~~ =&gt; ~-1~ // </text:p>
          </table:table-cell>
        </table:table-row>
        <table:table-row table:style-name="ro2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The Luxley Family~, ~Feuille and Miss Sakaki~, ~luxleys~, ~~, ~bfhlseb.dlg~, ~~, ~~, ~~, ~~, ~~ =&gt; ~-1~ // " calcext:value-type="string">
            <text:p><text:s text:c="2"/>~The Luxley Family~, ~Feuille and Miss Sakaki~, ~luxleys~, ~~, ~bfhlseb.dlg~, ~~, ~~, ~~, ~~, ~~ =&gt; ~-1~ // </text:p>
          </table:table-cell>
        </table:table-row>
        <table:table-row table:style-name="ro2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Montaron~, ~Smiling Imp~, ~montaron~, ~~, ~7xmontb.dlg~, ~~, ~~, ~~, ~~, ~~ =&gt; ~-1~ // " calcext:value-type="string">
            <text:p><text:s text:c="2"/>~Montaron~, ~Smiling Imp~, ~montaron~, ~~, ~7xmontb.dlg~, ~~, ~~, ~~, ~~, ~~ =&gt; ~-1~ // </text:p>
          </table:table-cell>
        </table:table-row>
        <table:table-row table:style-name="ro2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Nalia Romance~, ~Arnel~, ~nalia-arnel~, ~~, ~nalbdy.itm~, ~~, ~~, ~~, ~nalia~, ~~ =&gt; ~-1~ // " calcext:value-type="string">
            <text:p><text:s text:c="2"/>~Nalia Romance~, ~Arnel~, ~nalia-arnel~, ~~, ~nalbdy.itm~, ~~, ~~, ~~, ~nalia~, ~~ =&gt; ~-1~ // </text:p>
          </table:table-cell>
        </table:table-row>
        <table:table-row table:style-name="ro2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de’Arnise Romance~, ~jcompton, Kulyok~, ~nalia-ppg~, ~~, ~pgnalbeg.cre~, ~~, ~~, ~~, ~nalia~, ~nalia25~ =&gt; ~-1~ // Adds romance conflict scripting to Nalia ToB, despite not having ToB content" calcext:value-type="string">
            <text:p><text:s text:c="2"/>~de’Arnise Romance~, ~jcompton, Kulyok~, ~nalia-ppg~, ~~, ~pgnalbeg.cre~, ~~, ~~, ~~, ~nalia~, ~nalia25~ =&gt; ~-1~ // Adds romance conflict scripting to Nalia ToB, despite not having ToB content</text:p>
          </table:table-cell>
        </table:table-row>
        <table:table-row table:style-name="ro2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Nathaniel~, ~Miss_Sakaki~, ~nathaniel~, ~~, ~bfhnat.dlg~, ~~, ~bfhnat25.dlg~, ~~, ~fhnat~, ~fhnat25~ =&gt; ~-1~ // " calcext:value-type="string">
            <text:p><text:s text:c="2"/>~Nathaniel~, ~Miss_Sakaki~, ~nathaniel~, ~~, ~bfhnat.dlg~, ~~, ~bfhnat25.dlg~, ~~, ~fhnat~, ~fhnat25~ =&gt; ~-1~ // </text:p>
          </table:table-cell>
        </table:table-row>
        <table:table-row table:style-name="ro2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Neh’taniel~, ~Kitanna~, ~nehtaniel~, ~~, ~sk#neht.dlg~, ~~, ~~, ~~, ~~, ~~ =&gt; ~-1~ // " calcext:value-type="string">
            <text:p><text:s text:c="2"/>~Neh’taniel~, ~Kitanna~, ~nehtaniel~, ~~, ~sk#neht.dlg~, ~~, ~~, ~~, ~~, ~~ =&gt; ~-1~ // </text:p>
          </table:table-cell>
        </table:table-row>
        <table:table-row table:style-name="ro2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Nephele~, ~K'aeloree~, ~nephele~, ~~, ~lk#neph.dlg~, ~~, ~~, ~~, ~~, ~~ =&gt; ~-1~ // " calcext:value-type="string">
            <text:p><text:s text:c="2"/>~Nephele~, ~K'aeloree~, ~nephele~, ~~, ~lk#neph.dlg~, ~~, ~~, ~~, ~~, ~~ =&gt; ~-1~ // </text:p>
          </table:table-cell>
        </table:table-row>
        <table:table-row table:style-name="ro2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Ninde~, ~Deva, K'aeloree and Rhaella~, ~ninde~, ~~, ~lk#nind.dlg~, ~~, ~lk#ni25.dlg~, ~~, ~lk#nins~, ~lk#ni25~ =&gt; ~-1~ // Had conflict script, but was not being applied" calcext:value-type="string">
            <text:p><text:s text:c="2"/>~Ninde~, ~Deva, K'aeloree and Rhaella~, ~ninde~, ~~, ~lk#nind.dlg~, ~~, ~lk#ni25.dlg~, ~~, ~lk#nins~, ~lk#ni25~ =&gt; ~-1~ // Had conflict script, but was not being applied</text:p>
          </table:table-cell>
        </table:table-row>
        <table:table-row table:style-name="ro2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Pai’Na~, ~The Artisan~, ~paina~, ~~, ~bc0paina.dlg~, ~~, ~~, ~~, ~~, ~~ =&gt; ~-1~ // " calcext:value-type="string">
            <text:p><text:s text:c="2"/>~Pai’Na~, ~The Artisan~, ~paina~, ~~, ~bc0paina.dlg~, ~~, ~~, ~~, ~~, ~~ =&gt; ~-1~ // </text:p>
          </table:table-cell>
        </table:table-row>
        <table:table-row table:style-name="ro2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Petsy~, ~Lava~, ~petsy~, ~~, ~l3petsyb.dlg~, ~~, ~l3pet25b.dlg~, ~~, ~~, ~~ =&gt; ~-1~ // " calcext:value-type="string">
            <text:p><text:s text:c="2"/>~Petsy~, ~Lava~, ~petsy~, ~~, ~l3petsyb.dlg~, ~~, ~l3pet25b.dlg~, ~~, ~~, ~~ =&gt; ~-1~ // </text:p>
          </table:table-cell>
        </table:table-row>
        <table:table-row table:style-name="ro2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Quayle~, ~Lava~, ~quayle~, ~~, ~1xquayb.dlg~, ~~, ~1xqu25b.dlg~, ~~, ~~, ~~ =&gt; ~-1~ // " calcext:value-type="string">
            <text:p><text:s text:c="2"/>~Quayle~, ~Lava~, ~quayle~, ~~, ~1xquayb.dlg~, ~~, ~1xqu25b.dlg~, ~~, ~~, ~~ =&gt; ~-1~ // </text:p>
          </table:table-cell>
        </table:table-row>
        <table:table-row table:style-name="ro2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Quayle~, ~Smiling Imp~, ~quayle-imp~, ~~, ~7xquayb.dlg~, ~~, ~~, ~~, ~~, ~~ =&gt; ~-1~ // " calcext:value-type="string">
            <text:p><text:s text:c="2"/>~Quayle~, ~Smiling Imp~, ~quayle-imp~, ~~, ~7xquayb.dlg~, ~~, ~~, ~~, ~~, ~~ =&gt; ~-1~ // </text:p>
          </table:table-cell>
        </table:table-row>
        <table:table-row table:style-name="ro2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Saerileth~, ~Sillara and Nethrin~, ~saerilith~, ~~, ~bsaerile.dlg~, ~~, ~saeril25.dlg~, ~~, ~saerilet~, ~saeril25~ =&gt; ~-1~ // " calcext:value-type="string">
            <text:p><text:s text:c="2"/>~Saerileth~, ~Sillara and Nethrin~, ~saerilith~, ~~, ~bsaerile.dlg~, ~~, ~saeril25.dlg~, ~~, ~saerilet~, ~saeril25~ =&gt; ~-1~ // </text:p>
          </table:table-cell>
        </table:table-row>
        <table:table-row table:style-name="ro2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Safana~, ~Smiling Imp~, ~safana~, ~~, ~b7xsafa.dlg~, ~~, ~~, ~~, ~~, ~~ =&gt; ~-1~ // " calcext:value-type="string">
            <text:p><text:s text:c="2"/>~Safana~, ~Smiling Imp~, ~safana~, ~~, ~b7xsafa.dlg~, ~~, ~~, ~~, ~~, ~~ =&gt; ~-1~ // </text:p>
          </table:table-cell>
        </table:table-row>
        <table:table-row table:style-name="ro2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Sarah~, ~theacefes~, ~sarah~, ~~, ~k#sarah.dlg~, ~~, ~~, ~~, ~k#sarah~, ~k#sara25~ =&gt; ~-1~ // " calcext:value-type="string">
            <text:p><text:s text:c="2"/>~Sarah~, ~theacefes~, ~sarah~, ~~, ~k#sarah.dlg~, ~~, ~~, ~~, ~k#sarah~, ~k#sara25~ =&gt; ~-1~ // </text:p>
          </table:table-cell>
        </table:table-row>
        <table:table-row table:style-name="ro2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Sellswords~, ~Kulyok~, ~sellswords~, ~~, ~o#llkimm.dlg ~, ~~, ~~, ~~, ~~, ~~ =&gt; ~-1~ // " calcext:value-type="string">
            <text:p><text:s text:c="2"/>~Sellswords~, ~Kulyok~, ~sellswords~, ~~, ~o#llkimm.dlg ~, ~~, ~~, ~~, ~~, ~~ =&gt; ~-1~ // </text:p>
          </table:table-cell>
        </table:table-row>
        <table:table-row table:style-name="ro2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Shar-Teel~, ~Smiling Imp~, ~sharteel~, ~~, ~b7xshar.dlg~, ~~, ~~, ~~, ~~, ~~ =&gt; ~-1~ // " calcext:value-type="string">
            <text:p><text:s text:c="2"/>~Shar-Teel~, ~Smiling Imp~, ~sharteel~, ~~, ~b7xshar.dlg~, ~~, ~~, ~~, ~~, ~~ =&gt; ~-1~ // </text:p>
          </table:table-cell>
        </table:table-row>
        <table:table-row table:style-name="ro2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Silver Star~, ~Davide Carta and Seifer~, ~silverstar~, ~~, ~bsilver.dlg~, ~~, ~~, ~~, ~~, ~~ =&gt; ~-1~ // " calcext:value-type="string">
            <text:p><text:s text:c="2"/>~Silver Star~, ~Davide Carta and Seifer~, ~silverstar~, ~~, ~bsilver.dlg~, ~~, ~~, ~~, ~~, ~~ =&gt; ~-1~ // </text:p>
          </table:table-cell>
        </table:table-row>
        <table:table-row table:style-name="ro2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Sirene~, ~The Artisan~, ~sirene~, ~~, ~bc0siren.dlg~, ~~, ~~, ~~, ~~, ~~ =&gt; ~-1~ // " calcext:value-type="string">
            <text:p><text:s text:c="2"/>~Sirene~, ~The Artisan~, ~sirene~, ~~, ~bc0siren.dlg~, ~~, ~~, ~~, ~~, ~~ =&gt; ~-1~ // </text:p>
          </table:table-cell>
        </table:table-row>
        <table:table-row table:style-name="ro2">
          <table:table-cell table:formula="of:=CONCATENATE([$'master input'.A88];&quot;  ~&quot;;[$'master input'.B88];&quot;~, ~&quot;;[$'master input'.C88];&quot;~, ~&quot;;[$'master input'.D88];&quot;~, ~&quot;;[$'master input'.E88];&quot;~, ~&quot;;[$'master input'.F88];&quot;~, ~&quot;;[$'master input'.G88];&quot;~, ~&quot;;[$'master input'.H88];&quot;~, ~&quot;;[$'master input'.I88];&quot;~, ~&quot;;[$'master input'.J88];&quot;~, ~&quot;;[$'master input'.K88];&quot;~ =&gt; ~-1~ // &quot;;[$'master input'.L88])" office:value-type="string" office:string-value="  ~Skie~, ~Lava~, ~skie~, ~~, ~1xskieb.dlg~, ~~, ~1xski25b.dlg~, ~~, ~~, ~~ =&gt; ~-1~ // " calcext:value-type="string">
            <text:p><text:s text:c="2"/>~Skie~, ~Lava~, ~skie~, ~~, ~1xskieb.dlg~, ~~, ~1xski25b.dlg~, ~~, ~~, ~~ =&gt; ~-1~ // </text:p>
          </table:table-cell>
        </table:table-row>
        <table:table-row table:style-name="ro2">
          <table:table-cell table:formula="of:=CONCATENATE([$'master input'.A89];&quot;  ~&quot;;[$'master input'.B89];&quot;~, ~&quot;;[$'master input'.C89];&quot;~, ~&quot;;[$'master input'.D89];&quot;~, ~&quot;;[$'master input'.E89];&quot;~, ~&quot;;[$'master input'.F89];&quot;~, ~&quot;;[$'master input'.G89];&quot;~, ~&quot;;[$'master input'.H89];&quot;~, ~&quot;;[$'master input'.I89];&quot;~, ~&quot;;[$'master input'.J89];&quot;~, ~&quot;;[$'master input'.K89];&quot;~ =&gt; ~-1~ // &quot;;[$'master input'.L89])" office:value-type="string" office:string-value="  ~Skie~, ~Smiling Imp~, ~skie-imp~, ~~, ~7xskib.dlg~, ~~, ~~, ~~, ~~, ~~ =&gt; ~-1~ // " calcext:value-type="string">
            <text:p><text:s text:c="2"/>~Skie~, ~Smiling Imp~, ~skie-imp~, ~~, ~7xskib.dlg~, ~~, ~~, ~~, ~~, ~~ =&gt; ~-1~ // </text:p>
          </table:table-cell>
        </table:table-row>
        <table:table-row table:style-name="ro2">
          <table:table-cell table:formula="of:=CONCATENATE([$'master input'.A90];&quot;  ~&quot;;[$'master input'.B90];&quot;~, ~&quot;;[$'master input'.C90];&quot;~, ~&quot;;[$'master input'.D90];&quot;~, ~&quot;;[$'master input'.E90];&quot;~, ~&quot;;[$'master input'.F90];&quot;~, ~&quot;;[$'master input'.G90];&quot;~, ~&quot;;[$'master input'.H90];&quot;~, ~&quot;;[$'master input'.I90];&quot;~, ~&quot;;[$'master input'.J90];&quot;~, ~&quot;;[$'master input'.K90];&quot;~ =&gt; ~-1~ // &quot;;[$'master input'.L90])" office:value-type="string" office:string-value="  ~Skie – The Cost of One Girl’s Soul~, ~Lava~, ~skiecost~, ~~, ~l#2sdskb.dlg~, ~~, ~l#2sd25b.dlg~, ~~, ~~, ~~ =&gt; ~-1~ // " calcext:value-type="string">
            <text:p><text:s text:c="2"/>~Skie – The Cost of One Girl’s Soul~, ~Lava~, ~skiecost~, ~~, ~l#2sdskb.dlg~, ~~, ~l#2sd25b.dlg~, ~~, ~~, ~~ =&gt; ~-1~ // </text:p>
          </table:table-cell>
        </table:table-row>
        <table:table-row table:style-name="ro2">
          <table:table-cell table:formula="of:=CONCATENATE([$'master input'.A91];&quot;  ~&quot;;[$'master input'.B91];&quot;~, ~&quot;;[$'master input'.C91];&quot;~, ~&quot;;[$'master input'.D91];&quot;~, ~&quot;;[$'master input'.E91];&quot;~, ~&quot;;[$'master input'.F91];&quot;~, ~&quot;;[$'master input'.G91];&quot;~, ~&quot;;[$'master input'.H91];&quot;~, ~&quot;;[$'master input'.I91];&quot;~, ~&quot;;[$'master input'.J91];&quot;~, ~&quot;;[$'master input'.K91];&quot;~ =&gt; ~-1~ // &quot;;[$'master input'.L91])" office:value-type="string" office:string-value="  ~Solaufein’s Rescue~, ~jastey~, ~solaufein~, ~~, ~c#solaub.dlg~, ~~, ~c#solaub.dlg~, ~~, ~~, ~~ =&gt; ~-1~ // " calcext:value-type="string">
            <text:p><text:s text:c="2"/>~Solaufein’s Rescue~, ~jastey~, ~solaufein~, ~~, ~c#solaub.dlg~, ~~, ~c#solaub.dlg~, ~~, ~~, ~~ =&gt; ~-1~ // </text:p>
          </table:table-cell>
        </table:table-row>
        <table:table-row table:style-name="ro2">
          <table:table-cell table:formula="of:=CONCATENATE([$'master input'.A92];&quot;  ~&quot;;[$'master input'.B92];&quot;~, ~&quot;;[$'master input'.C92];&quot;~, ~&quot;;[$'master input'.D92];&quot;~, ~&quot;;[$'master input'.E92];&quot;~, ~&quot;;[$'master input'.F92];&quot;~, ~&quot;;[$'master input'.G92];&quot;~, ~&quot;;[$'master input'.H92];&quot;~, ~&quot;;[$'master input'.I92];&quot;~, ~&quot;;[$'master input'.J92];&quot;~, ~&quot;;[$'master input'.K92];&quot;~ =&gt; ~-1~ // &quot;;[$'master input'.L92])" office:value-type="string" office:string-value="  ~Solaufein~, ~Wes Weimer~, ~solaufein-ww~, ~~, ~bsola.dlg~, ~~, ~bsola25.dlg~, ~~, ~~, ~~ =&gt; ~-1~ // " calcext:value-type="string">
            <text:p><text:s text:c="2"/>~Solaufein~, ~Wes Weimer~, ~solaufein-ww~, ~~, ~bsola.dlg~, ~~, ~bsola25.dlg~, ~~, ~~, ~~ =&gt; ~-1~ // </text:p>
          </table:table-cell>
        </table:table-row>
        <table:table-row table:style-name="ro2">
          <table:table-cell table:formula="of:=CONCATENATE([$'master input'.A93];&quot;  ~&quot;;[$'master input'.B93];&quot;~, ~&quot;;[$'master input'.C93];&quot;~, ~&quot;;[$'master input'.D93];&quot;~, ~&quot;;[$'master input'.E93];&quot;~, ~&quot;;[$'master input'.F93];&quot;~, ~&quot;;[$'master input'.G93];&quot;~, ~&quot;;[$'master input'.H93];&quot;~, ~&quot;;[$'master input'.I93];&quot;~, ~&quot;;[$'master input'.J93];&quot;~, ~&quot;;[$'master input'.K93];&quot;~ =&gt; ~-1~ // &quot;;[$'master input'.L93])" office:value-type="string" office:string-value="  ~Stivan~, ~the bigg~, ~stivan~, ~~, ~tb#stivb.dlg~, ~~, ~~, ~~, ~~, ~~ =&gt; ~-1~ // " calcext:value-type="string">
            <text:p><text:s text:c="2"/>~Stivan~, ~the bigg~, ~stivan~, ~~, ~tb#stivb.dlg~, ~~, ~~, ~~, ~~, ~~ =&gt; ~-1~ // </text:p>
          </table:table-cell>
        </table:table-row>
        <table:table-row table:style-name="ro2">
          <table:table-cell table:formula="of:=CONCATENATE([$'master input'.A94];&quot;  ~&quot;;[$'master input'.B94];&quot;~, ~&quot;;[$'master input'.C94];&quot;~, ~&quot;;[$'master input'.D94];&quot;~, ~&quot;;[$'master input'.E94];&quot;~, ~&quot;;[$'master input'.F94];&quot;~, ~&quot;;[$'master input'.G94];&quot;~, ~&quot;;[$'master input'.H94];&quot;~, ~&quot;;[$'master input'.I94];&quot;~, ~&quot;;[$'master input'.J94];&quot;~, ~&quot;;[$'master input'.K94];&quot;~ =&gt; ~-1~ // &quot;;[$'master input'.L94])" office:value-type="string" office:string-value="  ~Swylif~, ~Lava~, ~swylif~, ~~, ~ld#swyb.dlg~, ~~, ~~, ~~, ~~, ~~ =&gt; ~-1~ // " calcext:value-type="string">
            <text:p><text:s text:c="2"/>~Swylif~, ~Lava~, ~swylif~, ~~, ~ld#swyb.dlg~, ~~, ~~, ~~, ~~, ~~ =&gt; ~-1~ // </text:p>
          </table:table-cell>
        </table:table-row>
        <table:table-row table:style-name="ro2">
          <table:table-cell table:formula="of:=CONCATENATE([$'master input'.A95];&quot;  ~&quot;;[$'master input'.B95];&quot;~, ~&quot;;[$'master input'.C95];&quot;~, ~&quot;;[$'master input'.D95];&quot;~, ~&quot;;[$'master input'.E95];&quot;~, ~&quot;;[$'master input'.F95];&quot;~, ~&quot;;[$'master input'.G95];&quot;~, ~&quot;;[$'master input'.H95];&quot;~, ~&quot;;[$'master input'.I95];&quot;~, ~&quot;;[$'master input'.J95];&quot;~, ~&quot;;[$'master input'.K95];&quot;~ =&gt; ~-1~ // &quot;;[$'master input'.L95])" office:value-type="string" office:string-value="  ~Tashia~, ~Arian~, ~tashia~, ~~, ~btashia.dlg~, ~~, ~btashi25.dlg~, ~~, ~tashia~, ~tash25~ =&gt; ~-1~ // " calcext:value-type="string">
            <text:p><text:s text:c="2"/>~Tashia~, ~Arian~, ~tashia~, ~~, ~btashia.dlg~, ~~, ~btashi25.dlg~, ~~, ~tashia~, ~tash25~ =&gt; ~-1~ // </text:p>
          </table:table-cell>
        </table:table-row>
        <table:table-row table:style-name="ro2">
          <table:table-cell table:formula="of:=CONCATENATE([$'master input'.A96];&quot;  ~&quot;;[$'master input'.B96];&quot;~, ~&quot;;[$'master input'.C96];&quot;~, ~&quot;;[$'master input'.D96];&quot;~, ~&quot;;[$'master input'.E96];&quot;~, ~&quot;;[$'master input'.F96];&quot;~, ~&quot;;[$'master input'.G96];&quot;~, ~&quot;;[$'master input'.H96];&quot;~, ~&quot;;[$'master input'.I96];&quot;~, ~&quot;;[$'master input'.J96];&quot;~, ~&quot;;[$'master input'.K96];&quot;~ =&gt; ~-1~ // &quot;;[$'master input'.L96])" office:value-type="string" office:string-value="  ~Tiax~, ~Kulyok~, ~tiax~, ~~, ~bo#tiax.dlg~, ~~, ~bo#tia25.dlg~, ~~, ~~, ~~ =&gt; ~-1~ // " calcext:value-type="string">
            <text:p><text:s text:c="2"/>~Tiax~, ~Kulyok~, ~tiax~, ~~, ~bo#tiax.dlg~, ~~, ~bo#tia25.dlg~, ~~, ~~, ~~ =&gt; ~-1~ // </text:p>
          </table:table-cell>
        </table:table-row>
        <table:table-row table:style-name="ro2">
          <table:table-cell table:formula="of:=CONCATENATE([$'master input'.A97];&quot;  ~&quot;;[$'master input'.B97];&quot;~, ~&quot;;[$'master input'.C97];&quot;~, ~&quot;;[$'master input'.D97];&quot;~, ~&quot;;[$'master input'.E97];&quot;~, ~&quot;;[$'master input'.F97];&quot;~, ~&quot;;[$'master input'.G97];&quot;~, ~&quot;;[$'master input'.H97];&quot;~, ~&quot;;[$'master input'.I97];&quot;~, ~&quot;;[$'master input'.J97];&quot;~, ~&quot;;[$'master input'.K97];&quot;~ =&gt; ~-1~ // &quot;;[$'master input'.L97])" office:value-type="string" office:string-value="  ~Tiax~, ~Smiling Imp~, ~tiax-imp~, ~~, ~7xtiaxb.dlg~, ~~, ~~, ~~, ~~, ~~ =&gt; ~-1~ // " calcext:value-type="string">
            <text:p><text:s text:c="2"/>~Tiax~, ~Smiling Imp~, ~tiax-imp~, ~~, ~7xtiaxb.dlg~, ~~, ~~, ~~, ~~, ~~ =&gt; ~-1~ // </text:p>
          </table:table-cell>
        </table:table-row>
        <table:table-row table:style-name="ro2">
          <table:table-cell table:formula="of:=CONCATENATE([$'master input'.A98];&quot;  ~&quot;;[$'master input'.B98];&quot;~, ~&quot;;[$'master input'.C98];&quot;~, ~&quot;;[$'master input'.D98];&quot;~, ~&quot;;[$'master input'.E98];&quot;~, ~&quot;;[$'master input'.F98];&quot;~, ~&quot;;[$'master input'.G98];&quot;~, ~&quot;;[$'master input'.H98];&quot;~, ~&quot;;[$'master input'.I98];&quot;~, ~&quot;;[$'master input'.J98];&quot;~, ~&quot;;[$'master input'.K98];&quot;~ =&gt; ~-1~ // &quot;;[$'master input'.L98])" office:value-type="string" office:string-value="  ~Tales of the Deep Gardens~, ~Lava~, ~totdg~, ~~, ~0x1dg.bcs.dlg~, ~~, ~~, ~~, ~~, ~~ =&gt; ~-1~ // " calcext:value-type="string">
            <text:p><text:s text:c="2"/>~Tales of the Deep Gardens~, ~Lava~, ~totdg~, ~~, ~0x1dg.bcs.dlg~, ~~, ~~, ~~, ~~, ~~ =&gt; ~-1~ // </text:p>
          </table:table-cell>
        </table:table-row>
        <table:table-row table:style-name="ro2">
          <table:table-cell table:formula="of:=CONCATENATE([$'master input'.A99];&quot;  ~&quot;;[$'master input'.B99];&quot;~, ~&quot;;[$'master input'.C99];&quot;~, ~&quot;;[$'master input'.D99];&quot;~, ~&quot;;[$'master input'.E99];&quot;~, ~&quot;;[$'master input'.F99];&quot;~, ~&quot;;[$'master input'.G99];&quot;~, ~&quot;;[$'master input'.H99];&quot;~, ~&quot;;[$'master input'.I99];&quot;~, ~&quot;;[$'master input'.J99];&quot;~, ~&quot;;[$'master input'.K99];&quot;~ =&gt; ~-1~ // &quot;;[$'master input'.L99])" office:value-type="string" office:string-value="  ~Tortured Souls~, ~Vlad~, ~ts-sime~, ~~, ~sime.bcs~, ~~, ~sime25.bcs~, ~~, ~sime~, ~sime25~ =&gt; ~-1~ // " calcext:value-type="string">
            <text:p><text:s text:c="2"/>~Tortured Souls~, ~Vlad~, ~ts-sime~, ~~, ~sime.bcs~, ~~, ~sime25.bcs~, ~~, ~sime~, ~sime25~ =&gt; ~-1~ // </text:p>
          </table:table-cell>
        </table:table-row>
        <table:table-row table:style-name="ro2">
          <table:table-cell table:formula="of:=CONCATENATE([$'master input'.A100];&quot;  ~&quot;;[$'master input'.B100];&quot;~, ~&quot;;[$'master input'.C100];&quot;~, ~&quot;;[$'master input'.D100];&quot;~, ~&quot;;[$'master input'.E100];&quot;~, ~&quot;;[$'master input'.F100];&quot;~, ~&quot;;[$'master input'.G100];&quot;~, ~&quot;;[$'master input'.H100];&quot;~, ~&quot;;[$'master input'.I100];&quot;~, ~&quot;;[$'master input'.J100];&quot;~, ~&quot;;[$'master input'.K100];&quot;~ =&gt; ~-1~ // &quot;;[$'master input'.L100])" office:value-type="string" office:string-value="  ~Tsujatha~, ~Sillara~, ~tsujatha~, ~~, ~btsujat.dlg~, ~~, ~btsuja25.dlg~, ~~, ~tsujath~, ~tsujat25~ =&gt; ~-1~ // " calcext:value-type="string">
            <text:p><text:s text:c="2"/>~Tsujatha~, ~Sillara~, ~tsujatha~, ~~, ~btsujat.dlg~, ~~, ~btsuja25.dlg~, ~~, ~tsujath~, ~tsujat25~ =&gt; ~-1~ // </text:p>
          </table:table-cell>
        </table:table-row>
        <table:table-row table:style-name="ro2">
          <table:table-cell table:formula="of:=CONCATENATE([$'master input'.A101];&quot;  ~&quot;;[$'master input'.B101];&quot;~, ~&quot;;[$'master input'.C101];&quot;~, ~&quot;;[$'master input'.D101];&quot;~, ~&quot;;[$'master input'.E101];&quot;~, ~&quot;;[$'master input'.F101];&quot;~, ~&quot;;[$'master input'.G101];&quot;~, ~&quot;;[$'master input'.H101];&quot;~, ~&quot;;[$'master input'.I101];&quot;~, ~&quot;;[$'master input'.J101];&quot;~, ~&quot;;[$'master input'.K101];&quot;~ =&gt; ~-1~ // &quot;;[$'master input'.L101])" office:value-type="string" office:string-value="  ~Tsuki~, ~theacefes~, ~tsuki~, ~~, ~l7tsukib.dlg~, ~~, ~~, ~~, ~~, ~~ =&gt; ~-1~ // " calcext:value-type="string">
            <text:p><text:s text:c="2"/>~Tsuki~, ~theacefes~, ~tsuki~, ~~, ~l7tsukib.dlg~, ~~, ~~, ~~, ~~, ~~ =&gt; ~-1~ // </text:p>
          </table:table-cell>
        </table:table-row>
        <table:table-row table:style-name="ro2">
          <table:table-cell table:formula="of:=CONCATENATE([$'master input'.A102];&quot;  ~&quot;;[$'master input'.B102];&quot;~, ~&quot;;[$'master input'.C102];&quot;~, ~&quot;;[$'master input'.D102];&quot;~, ~&quot;;[$'master input'.E102];&quot;~, ~&quot;;[$'master input'.F102];&quot;~, ~&quot;;[$'master input'.G102];&quot;~, ~&quot;;[$'master input'.H102];&quot;~, ~&quot;;[$'master input'.I102];&quot;~, ~&quot;;[$'master input'.J102];&quot;~, ~&quot;;[$'master input'.K102];&quot;~ =&gt; ~-1~ // &quot;;[$'master input'.L102])" office:value-type="string" office:string-value="  ~Tyris Flare~, ~Grim Squeaker~, ~tyris-flare~, ~~, ~g#tyris.bcs~, ~~, ~g#tyrs25.bcs~, ~~, ~g#tyris~, ~g#tyrs25~ =&gt; ~-1~ // " calcext:value-type="string">
            <text:p><text:s text:c="2"/>~Tyris Flare~, ~Grim Squeaker~, ~tyris-flare~, ~~, ~g#tyris.bcs~, ~~, ~g#tyrs25.bcs~, ~~, ~g#tyris~, ~g#tyrs25~ =&gt; ~-1~ // </text:p>
          </table:table-cell>
        </table:table-row>
        <table:table-row table:style-name="ro2">
          <table:table-cell table:formula="of:=CONCATENATE([$'master input'.A103];&quot;  ~&quot;;[$'master input'.B103];&quot;~, ~&quot;;[$'master input'.C103];&quot;~, ~&quot;;[$'master input'.D103];&quot;~, ~&quot;;[$'master input'.E103];&quot;~, ~&quot;;[$'master input'.F103];&quot;~, ~&quot;;[$'master input'.G103];&quot;~, ~&quot;;[$'master input'.H103];&quot;~, ~&quot;;[$'master input'.I103];&quot;~, ~&quot;;[$'master input'.J103];&quot;~, ~&quot;;[$'master input'.K103];&quot;~ =&gt; ~-1~ // &quot;;[$'master input'.L103])" office:value-type="string" office:string-value="  ~Valen~, ~Wes Weimer~, ~valen~, ~~, ~valenj.dlg~, ~~, ~~, ~~, ~~, ~~ =&gt; ~-1~ // " calcext:value-type="string">
            <text:p><text:s text:c="2"/>~Valen~, ~Wes Weimer~, ~valen~, ~~, ~valenj.dlg~, ~~, ~~, ~~, ~~, ~~ =&gt; ~-1~ // </text:p>
          </table:table-cell>
        </table:table-row>
        <table:table-row table:style-name="ro2">
          <table:table-cell table:formula="of:=CONCATENATE([$'master input'.A104];&quot;  ~&quot;;[$'master input'.B104];&quot;~, ~&quot;;[$'master input'.C104];&quot;~, ~&quot;;[$'master input'.D104];&quot;~, ~&quot;;[$'master input'.E104];&quot;~, ~&quot;;[$'master input'.F104];&quot;~, ~&quot;;[$'master input'.G104];&quot;~, ~&quot;;[$'master input'.H104];&quot;~, ~&quot;;[$'master input'.I104];&quot;~, ~&quot;;[$'master input'.J104];&quot;~, ~&quot;;[$'master input'.K104];&quot;~ =&gt; ~-1~ // &quot;;[$'master input'.L104])" office:value-type="string" office:string-value="  ~Varshoon~, ~Lava~, ~varshoon~, ~~, ~vxvarb.dlg~, ~~, ~vxvar25b.dlg~, ~~, ~~, ~~ =&gt; ~-1~ // " calcext:value-type="string">
            <text:p><text:s text:c="2"/>~Varshoon~, ~Lava~, ~varshoon~, ~~, ~vxvarb.dlg~, ~~, ~vxvar25b.dlg~, ~~, ~~, ~~ =&gt; ~-1~ // </text:p>
          </table:table-cell>
        </table:table-row>
        <table:table-row table:style-name="ro2">
          <table:table-cell table:formula="of:=CONCATENATE([$'master input'.A105];&quot;  ~&quot;;[$'master input'.B105];&quot;~, ~&quot;;[$'master input'.C105];&quot;~, ~&quot;;[$'master input'.D105];&quot;~, ~&quot;;[$'master input'.E105];&quot;~, ~&quot;;[$'master input'.F105];&quot;~, ~&quot;;[$'master input'.G105];&quot;~, ~&quot;;[$'master input'.H105];&quot;~, ~&quot;;[$'master input'.I105];&quot;~, ~&quot;;[$'master input'.J105];&quot;~, ~&quot;;[$'master input'.K105];&quot;~ =&gt; ~-1~ // &quot;;[$'master input'.L105])" office:value-type="string" office:string-value="  ~Verr’Sza~, ~Lava~, ~verrsza~, ~~, ~l#2verrb.dlg~, ~~, ~l#2ve25b.dlg~, ~~, ~~, ~~ =&gt; ~-1~ // " calcext:value-type="string">
            <text:p><text:s text:c="2"/>~Verr’Sza~, ~Lava~, ~verrsza~, ~~, ~l#2verrb.dlg~, ~~, ~l#2ve25b.dlg~, ~~, ~~, ~~ =&gt; ~-1~ // </text:p>
          </table:table-cell>
        </table:table-row>
        <table:table-row table:style-name="ro2">
          <table:table-cell table:formula="of:=CONCATENATE([$'master input'.A106];&quot;  ~&quot;;[$'master input'.B106];&quot;~, ~&quot;;[$'master input'.C106];&quot;~, ~&quot;;[$'master input'.D106];&quot;~, ~&quot;;[$'master input'.E106];&quot;~, ~&quot;;[$'master input'.F106];&quot;~, ~&quot;;[$'master input'.G106];&quot;~, ~&quot;;[$'master input'.H106];&quot;~, ~&quot;;[$'master input'.I106];&quot;~, ~&quot;;[$'master input'.J106];&quot;~, ~&quot;;[$'master input'.K106];&quot;~ =&gt; ~-1~ // &quot;;[$'master input'.L106])" office:value-type="string" office:string-value="  ~Walahnan~, ~Lava~, ~walahnan~, ~~, ~l#2whb.dlg~, ~~, ~l#2wh25b.dlg~, ~~, ~~, ~~ =&gt; ~-1~ // " calcext:value-type="string">
            <text:p><text:s text:c="2"/>~Walahnan~, ~Lava~, ~walahnan~, ~~, ~l#2whb.dlg~, ~~, ~l#2wh25b.dlg~, ~~, ~~, ~~ =&gt; ~-1~ // </text:p>
          </table:table-cell>
        </table:table-row>
        <table:table-row table:style-name="ro2">
          <table:table-cell table:formula="of:=CONCATENATE([$'master input'.A107];&quot;  ~&quot;;[$'master input'.B107];&quot;~, ~&quot;;[$'master input'.C107];&quot;~, ~&quot;;[$'master input'.D107];&quot;~, ~&quot;;[$'master input'.E107];&quot;~, ~&quot;;[$'master input'.F107];&quot;~, ~&quot;;[$'master input'.G107];&quot;~, ~&quot;;[$'master input'.H107];&quot;~, ~&quot;;[$'master input'.I107];&quot;~, ~&quot;;[$'master input'.J107];&quot;~, ~&quot;;[$'master input'.K107];&quot;~ =&gt; ~-1~ // &quot;;[$'master input'.L107])" office:value-type="string" office:string-value="  ~Wikaede~, ~Moongaze~, ~wikaede~, ~~, ~bmgwika.dlg~, ~~, ~~, ~~, ~~, ~~ =&gt; ~-1~ // " calcext:value-type="string">
            <text:p><text:s text:c="2"/>~Wikaede~, ~Moongaze~, ~wikaede~, ~~, ~bmgwika.dlg~, ~~, ~~, ~~, ~~, ~~ =&gt; ~-1~ // </text:p>
          </table:table-cell>
        </table:table-row>
        <table:table-row table:style-name="ro2">
          <table:table-cell table:formula="of:=CONCATENATE([$'master input'.A108];&quot;  ~&quot;;[$'master input'.B108];&quot;~, ~&quot;;[$'master input'.C108];&quot;~, ~&quot;;[$'master input'.D108];&quot;~, ~&quot;;[$'master input'.E108];&quot;~, ~&quot;;[$'master input'.F108];&quot;~, ~&quot;;[$'master input'.G108];&quot;~, ~&quot;;[$'master input'.H108];&quot;~, ~&quot;;[$'master input'.I108];&quot;~, ~&quot;;[$'master input'.J108];&quot;~, ~&quot;;[$'master input'.K108];&quot;~ =&gt; ~-1~ // &quot;;[$'master input'.L108])" office:value-type="string" office:string-value="  ~Will~, ~Lava~, ~will~, ~~, ~l0willb.dlg~, ~~, ~l0wil25b.dlg~, ~~, ~~, ~~ =&gt; ~-1~ // " calcext:value-type="string">
            <text:p><text:s text:c="2"/>~Will~, ~Lava~, ~will~, ~~, ~l0willb.dlg~, ~~, ~l0wil25b.dlg~, ~~, ~~, ~~ =&gt; ~-1~ // </text:p>
          </table:table-cell>
        </table:table-row>
        <table:table-row table:style-name="ro2">
          <table:table-cell table:formula="of:=CONCATENATE([$'master input'.A109];&quot;  ~&quot;;[$'master input'.B109];&quot;~, ~&quot;;[$'master input'.C109];&quot;~, ~&quot;;[$'master input'.D109];&quot;~, ~&quot;;[$'master input'.E109];&quot;~, ~&quot;;[$'master input'.F109];&quot;~, ~&quot;;[$'master input'.G109];&quot;~, ~&quot;;[$'master input'.H109];&quot;~, ~&quot;;[$'master input'.I109];&quot;~, ~&quot;;[$'master input'.J109];&quot;~, ~&quot;;[$'master input'.K109];&quot;~ =&gt; ~-1~ // &quot;;[$'master input'.L109])" office:value-type="string" office:string-value="  ~Willie Bruce~, ~nethrin~, ~williebruce~, ~~, ~bwillyb.dlg~, ~~, ~~, ~~, ~~, ~~ =&gt; ~-1~ // " calcext:value-type="string">
            <text:p><text:s text:c="2"/>~Willie Bruce~, ~nethrin~, ~williebruce~, ~~, ~bwillyb.dlg~, ~~, ~~, ~~, ~~, ~~ =&gt; ~-1~ // </text:p>
          </table:table-cell>
        </table:table-row>
        <table:table-row table:style-name="ro2">
          <table:table-cell table:formula="of:=CONCATENATE([$'master input'.A110];&quot;  ~&quot;;[$'master input'.B110];&quot;~, ~&quot;;[$'master input'.C110];&quot;~, ~&quot;;[$'master input'.D110];&quot;~, ~&quot;;[$'master input'.E110];&quot;~, ~&quot;;[$'master input'.F110];&quot;~, ~&quot;;[$'master input'.G110];&quot;~, ~&quot;;[$'master input'.H110];&quot;~, ~&quot;;[$'master input'.I110];&quot;~, ~&quot;;[$'master input'.J110];&quot;~, ~&quot;;[$'master input'.K110];&quot;~ =&gt; ~-1~ // &quot;;[$'master input'.L110])" office:value-type="string" office:string-value="  ~Wilson Chronicles~, ~Lava~, ~wilson~, ~~, ~l#wilwis.cre~, ~~, ~~, ~~, ~~, ~~ =&gt; ~-1~ // " calcext:value-type="string">
            <text:p><text:s text:c="2"/>~Wilson Chronicles~, ~Lava~, ~wilson~, ~~, ~l#wilwis.cre~, ~~, ~~, ~~, ~~, ~~ =&gt; ~-1~ // </text:p>
          </table:table-cell>
        </table:table-row>
        <table:table-row table:style-name="ro2">
          <table:table-cell table:formula="of:=CONCATENATE([$'master input'.A111];&quot;  ~&quot;;[$'master input'.B111];&quot;~, ~&quot;;[$'master input'.C111];&quot;~, ~&quot;;[$'master input'.D111];&quot;~, ~&quot;;[$'master input'.E111];&quot;~, ~&quot;;[$'master input'.F111];&quot;~, ~&quot;;[$'master input'.G111];&quot;~, ~&quot;;[$'master input'.H111];&quot;~, ~&quot;;[$'master input'.I111];&quot;~, ~&quot;;[$'master input'.J111];&quot;~, ~&quot;;[$'master input'.K111];&quot;~ =&gt; ~-1~ // &quot;;[$'master input'.L111])" office:value-type="string" office:string-value="  ~Xan~, ~Kulyok~, ~xan~, ~~, ~o#xan.dlg~, ~~, ~o#xan25.dlg~, ~~, ~o#xans~, ~o#xan25s~ =&gt; ~-1~ // " calcext:value-type="string">
            <text:p><text:s text:c="2"/>~Xan~, ~Kulyok~, ~xan~, ~~, ~o#xan.dlg~, ~~, ~o#xan25.dlg~, ~~, ~o#xans~, ~o#xan25s~ =&gt; ~-1~ // </text:p>
          </table:table-cell>
        </table:table-row>
        <table:table-row table:style-name="ro2">
          <table:table-cell table:formula="of:=CONCATENATE([$'master input'.A112];&quot;  ~&quot;;[$'master input'.B112];&quot;~, ~&quot;;[$'master input'.C112];&quot;~, ~&quot;;[$'master input'.D112];&quot;~, ~&quot;;[$'master input'.E112];&quot;~, ~&quot;;[$'master input'.F112];&quot;~, ~&quot;;[$'master input'.G112];&quot;~, ~&quot;;[$'master input'.H112];&quot;~, ~&quot;;[$'master input'.I112];&quot;~, ~&quot;;[$'master input'.J112];&quot;~, ~&quot;;[$'master input'.K112];&quot;~ =&gt; ~-1~ // &quot;;[$'master input'.L112])" office:value-type="string" office:string-value="  ~Xulaye~, ~K'aeloree, Riviera, Bookwyrme~, ~xulaye~, ~~, ~blk#xul.dlg~, ~~, ~~, ~~, ~~, ~~ =&gt; ~-1~ // " calcext:value-type="string">
            <text:p><text:s text:c="2"/>~Xulaye~, ~K'aeloree, Riviera, Bookwyrme~, ~xulaye~, ~~, ~blk#xul.dlg~, ~~, ~~, ~~, ~~, ~~ =&gt; ~-1~ // </text:p>
          </table:table-cell>
        </table:table-row>
        <table:table-row table:style-name="ro2">
          <table:table-cell table:formula="of:=CONCATENATE([$'master input'.A113];&quot;  ~&quot;;[$'master input'.B113];&quot;~, ~&quot;;[$'master input'.C113];&quot;~, ~&quot;;[$'master input'.D113];&quot;~, ~&quot;;[$'master input'.E113];&quot;~, ~&quot;;[$'master input'.F113];&quot;~, ~&quot;;[$'master input'.G113];&quot;~, ~&quot;;[$'master input'.H113];&quot;~, ~&quot;;[$'master input'.I113];&quot;~, ~&quot;;[$'master input'.J113];&quot;~, ~&quot;;[$'master input'.K113];&quot;~ =&gt; ~-1~ // &quot;;[$'master input'.L113])" office:value-type="string" office:string-value="  ~Xzar~, ~Smiling Imp~, ~xzar~, ~~, ~7xxzarb.dlg~, ~~, ~~, ~~, ~~, ~~ =&gt; ~-1~ // " calcext:value-type="string">
            <text:p><text:s text:c="2"/>~Xzar~, ~Smiling Imp~, ~xzar~, ~~, ~7xxzarb.dlg~, ~~, ~~, ~~, ~~, ~~ =&gt; ~-1~ // </text:p>
          </table:table-cell>
        </table:table-row>
        <table:table-row table:style-name="ro2">
          <table:table-cell table:formula="of:=CONCATENATE([$'master input'.A114];&quot;  ~&quot;;[$'master input'.B114];&quot;~, ~&quot;;[$'master input'.C114];&quot;~, ~&quot;;[$'master input'.D114];&quot;~, ~&quot;;[$'master input'.E114];&quot;~, ~&quot;;[$'master input'.F114];&quot;~, ~&quot;;[$'master input'.G114];&quot;~, ~&quot;;[$'master input'.H114];&quot;~, ~&quot;;[$'master input'.I114];&quot;~, ~&quot;;[$'master input'.J114];&quot;~, ~&quot;;[$'master input'.K114];&quot;~ =&gt; ~-1~ // &quot;;[$'master input'.L114])" office:value-type="string" office:string-value="  ~Xzele~, ~Lava~, ~xzele~, ~~, ~l#xzeb.dlg~, ~~, ~l#xze25b.dlg~, ~~, ~~, ~~ =&gt; ~-1~ // " calcext:value-type="string">
            <text:p><text:s text:c="2"/>~Xzele~, ~Lava~, ~xzele~, ~~, ~l#xzeb.dlg~, ~~, ~l#xze25b.dlg~, ~~, ~~, ~~ =&gt; ~-1~ // </text:p>
          </table:table-cell>
        </table:table-row>
        <table:table-row table:style-name="ro2">
          <table:table-cell table:formula="of:=CONCATENATE([$'master input'.A115];&quot;  ~&quot;;[$'master input'.B115];&quot;~, ~&quot;;[$'master input'.C115];&quot;~, ~&quot;;[$'master input'.D115];&quot;~, ~&quot;;[$'master input'.E115];&quot;~, ~&quot;;[$'master input'.F115];&quot;~, ~&quot;;[$'master input'.G115];&quot;~, ~&quot;;[$'master input'.H115];&quot;~, ~&quot;;[$'master input'.I115];&quot;~, ~&quot;;[$'master input'.J115];&quot;~, ~&quot;;[$'master input'.K115];&quot;~ =&gt; ~-1~ // &quot;;[$'master input'.L115])" office:value-type="string" office:string-value="  ~Yasraena~, ~Sillara~, ~yasraena~, ~~, ~byasraen.dlg~, ~~, ~byasra25.dlg~, ~~, ~~, ~~ =&gt; ~-1~ // " calcext:value-type="string">
            <text:p><text:s text:c="2"/>~Yasraena~, ~Sillara~, ~yasraena~, ~~, ~byasraen.dlg~, ~~, ~byasra25.dlg~, ~~, ~~, ~~ =&gt; ~-1~ // </text:p>
          </table:table-cell>
        </table:table-row>
        <table:table-row table:style-name="ro2">
          <table:table-cell table:formula="of:=CONCATENATE([$'master input'.A116];&quot;  ~&quot;;[$'master input'.B116];&quot;~, ~&quot;;[$'master input'.C116];&quot;~, ~&quot;;[$'master input'.D116];&quot;~, ~&quot;;[$'master input'.E116];&quot;~, ~&quot;;[$'master input'.F116];&quot;~, ~&quot;;[$'master input'.G116];&quot;~, ~&quot;;[$'master input'.H116];&quot;~, ~&quot;;[$'master input'.I116];&quot;~, ~&quot;;[$'master input'.J116];&quot;~, ~&quot;;[$'master input'.K116];&quot;~ =&gt; ~-1~ // &quot;;[$'master input'.L116])" office:value-type="string" office:string-value="  ~Yeslick~, ~Smiling Imp~, ~yeslick~, ~~, ~b7xyes.dlg~, ~~, ~~, ~~, ~~, ~~ =&gt; ~-1~ // " calcext:value-type="string">
            <text:p><text:s text:c="2"/>~Yeslick~, ~Smiling Imp~, ~yeslick~, ~~, ~b7xyes.dlg~, ~~, ~~, ~~, ~~, ~~ =&gt; ~-1~ // </text:p>
          </table:table-cell>
        </table:table-row>
        <table:table-row table:style-name="ro2">
          <table:table-cell table:formula="of:=CONCATENATE([$'master input'.A117];&quot;  ~&quot;;[$'master input'.B117];&quot;~, ~&quot;;[$'master input'.C117];&quot;~, ~&quot;;[$'master input'.D117];&quot;~, ~&quot;;[$'master input'.E117];&quot;~, ~&quot;;[$'master input'.F117];&quot;~, ~&quot;;[$'master input'.G117];&quot;~, ~&quot;;[$'master input'.H117];&quot;~, ~&quot;;[$'master input'.I117];&quot;~, ~&quot;;[$'master input'.J117];&quot;~, ~&quot;;[$'master input'.K117];&quot;~ =&gt; ~-1~ // &quot;;[$'master input'.L117])" office:value-type="string" office:string-value="  ~Yoshimo’s Remorse~, ~jmaeq, Lava~, ~yoshimo-remorse~, ~~, ~~, ~~, ~yyosh25b.dlg~, ~~, ~~, ~~ =&gt; ~-1~ // " calcext:value-type="string">
            <text:p><text:s text:c="2"/>~Yoshimo’s Remorse~, ~jmaeq, Lava~, ~yoshimo-remorse~, ~~, ~~, ~~, ~yyosh25b.dlg~, ~~, ~~, ~~ =&gt; ~-1~ // </text:p>
          </table:table-cell>
        </table:table-row>
        <table:table-row table:style-name="ro2">
          <table:table-cell table:formula="of:=CONCATENATE([$'master input'.A118];&quot;  ~&quot;;[$'master input'.B118];&quot;~, ~&quot;;[$'master input'.C118];&quot;~, ~&quot;;[$'master input'.D118];&quot;~, ~&quot;;[$'master input'.E118];&quot;~, ~&quot;;[$'master input'.F118];&quot;~, ~&quot;;[$'master input'.G118];&quot;~, ~&quot;;[$'master input'.H118];&quot;~, ~&quot;;[$'master input'.I118];&quot;~, ~&quot;;[$'master input'.J118];&quot;~, ~&quot;;[$'master input'.K118];&quot;~ =&gt; ~-1~ // &quot;;[$'master input'.L118])" office:value-type="string" office:string-value="  ~Yoshimo Romance~, ~Lava~, ~yoshimo-romance~, ~yoshimoromance/yoshimoromance.tp2~, ~~, ~0~, ~~, ~~, ~~, ~~ =&gt; ~-1~ // " calcext:value-type="string">
            <text:p><text:s text:c="2"/>~Yoshimo Romance~, ~Lava~, ~yoshimo-romance~, ~yoshimoromance/yoshimoromance.tp2~, ~~, ~0~, ~~, ~~, ~~, ~~ =&gt; ~-1~ // </text:p>
          </table:table-cell>
        </table:table-row>
        <table:table-row table:style-name="ro2">
          <table:table-cell table:formula="of:=CONCATENATE([$'master input'.A119];&quot;  ~&quot;;[$'master input'.B119];&quot;~, ~&quot;;[$'master input'.C119];&quot;~, ~&quot;;[$'master input'.D119];&quot;~, ~&quot;;[$'master input'.E119];&quot;~, ~&quot;;[$'master input'.F119];&quot;~, ~&quot;;[$'master input'.G119];&quot;~, ~&quot;;[$'master input'.H119];&quot;~, ~&quot;;[$'master input'.I119];&quot;~, ~&quot;;[$'master input'.J119];&quot;~, ~&quot;;[$'master input'.K119];&quot;~ =&gt; ~-1~ // &quot;;[$'master input'.L119])" office:value-type="string" office:string-value="  ~Yvette~, ~Lava~, ~yvette~, ~~, ~yxyveb.dlg~, ~~, ~yxyv25b.dlg~, ~~, ~~, ~~ =&gt; ~-1~ // " calcext:value-type="string">
            <text:p><text:s text:c="2"/>~Yvette~, ~Lava~, ~yvette~, ~~, ~yxyveb.dlg~, ~~, ~yxyv25b.dlg~, ~~, ~~, ~~ =&gt; ~-1~ // </text:p>
          </table:table-cell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16:18:01.77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5-01-16T17:27:55.835000000</dc:date>
    <meta:editing-duration>P2DT4H32M39S</meta:editing-duration>
    <meta:editing-cycles>36</meta:editing-cycles>
    <meta:generator>LibreOffice/7.2.1.2$Windows_X86_64 LibreOffice_project/87b77fad49947c1441b67c559c339af8f3517e22</meta:generator>
    <meta:document-statistic meta:table-count="2" meta:cell-count="704" meta:object-count="0"/>
  </office:meta>
</office:document-meta>
</file>